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9208in" style:rel-column-width="17950*"/>
    </style:style>
    <style:style style:name="Table1.B" style:family="table-column">
      <style:table-column-properties style:column-width="2.4417in" style:rel-column-width="475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625in" table:align="margins"/>
    </style:style>
    <style:style style:name="Table2.A" style:family="table-column">
      <style:table-column-properties style:column-width="1.2278in" style:rel-column-width="23929*"/>
    </style:style>
    <style:style style:name="Table2.B" style:family="table-column">
      <style:table-column-properties style:column-width="2.1347in" style:rel-column-width="4160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1.25in" style:rel-column-width="24362*"/>
    </style:style>
    <style:style style:name="Table3.B" style:family="table-column">
      <style:table-column-properties style:column-width="2.1125in" style:rel-column-width="41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1.2278in" style:rel-column-width="23929*"/>
    </style:style>
    <style:style style:name="Table4.B" style:family="table-column">
      <style:table-column-properties style:column-width="2.1347in" style:rel-column-width="416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1.25in" style:rel-column-width="24362*"/>
    </style:style>
    <style:style style:name="Table5.B" style:family="table-column">
      <style:table-column-properties style:column-width="2.1125in" style:rel-column-width="4117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1.6813in" style:rel-column-width="32767*"/>
    </style:style>
    <style:style style:name="Table6.B" style:family="table-column">
      <style:table-column-properties style:column-width="1.6813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3.366in" fo:margin-left="0in" table:align="left"/>
    </style:style>
    <style:style style:name="Table7.A" style:family="table-column">
      <style:table-column-properties style:column-width="0.4389in"/>
    </style:style>
    <style:style style:name="Table7.B" style:family="table-column">
      <style:table-column-properties style:column-width="0.4778in"/>
    </style:style>
    <style:style style:name="Table7.C" style:family="table-column">
      <style:table-column-properties style:column-width="2.4493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3.366in" fo:margin-left="0in" table:align="left"/>
    </style:style>
    <style:style style:name="Table8.A" style:family="table-column">
      <style:table-column-properties style:column-width="0.4389in"/>
    </style:style>
    <style:style style:name="Table8.B" style:family="table-column">
      <style:table-column-properties style:column-width="0.4493in"/>
    </style:style>
    <style:style style:name="Table8.C" style:family="table-column">
      <style:table-column-properties style:column-width="2.4778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3" style:family="table-row">
      <style:table-row-properties style:min-row-height="0.2264in"/>
    </style:style>
    <style:style style:name="Table9" style:family="table">
      <style:table-properties style:width="3.366in" fo:margin-left="0in" table:align="left"/>
    </style:style>
    <style:style style:name="Table9.A" style:family="table-column">
      <style:table-column-properties style:column-width="0.4389in"/>
    </style:style>
    <style:style style:name="Table9.B" style:family="table-column">
      <style:table-column-properties style:column-width="0.4493in"/>
    </style:style>
    <style:style style:name="Table9.C" style:family="table-column">
      <style:table-column-properties style:column-width="2.477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3.3333in" table:align="left"/>
    </style:style>
    <style:style style:name="Table10.A" style:family="table-column">
      <style:table-column-properties style:column-width="0.4382in"/>
    </style:style>
    <style:style style:name="Table10.B" style:family="table-column">
      <style:table-column-properties style:column-width="0.4167in"/>
    </style:style>
    <style:style style:name="Table10.D" style:family="table-column">
      <style:table-column-properties style:column-width="0.8333in"/>
    </style:style>
    <style:style style:name="Table10.E" style:family="table-column">
      <style:table-column-properties style:column-width="1.2285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9" style:family="table-row">
      <style:table-row-properties style:min-row-height="0.2299in"/>
    </style:style>
    <style:style style:name="Table11" style:family="table">
      <style:table-properties style:width="3.3333in" table:align="left"/>
    </style:style>
    <style:style style:name="Table11.A" style:family="table-column">
      <style:table-column-properties style:column-width="0.3181in"/>
    </style:style>
    <style:style style:name="Table11.B" style:family="table-column">
      <style:table-column-properties style:column-width="0.2743in"/>
    </style:style>
    <style:style style:name="Table11.C" style:family="table-column">
      <style:table-column-properties style:column-width="0.3507in"/>
    </style:style>
    <style:style style:name="Table11.D" style:family="table-column">
      <style:table-column-properties style:column-width="0.6688in"/>
    </style:style>
    <style:style style:name="Table11.E" style:family="table-column">
      <style:table-column-properties style:column-width="1.7215in"/>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8bed7"/>
    </style:style>
    <style:style style:name="P3" style:family="paragraph" style:parent-style-name="Text_20_body">
      <style:paragraph-properties fo:text-align="justify" style:justify-single-word="false"/>
      <style:text-properties officeooo:paragraph-rsid="00357e66"/>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text-properties fo:font-weight="bold" officeooo:rsid="000d2e2e" officeooo:paragraph-rsid="000d2e2e" style:font-weight-asian="bold" style:font-weight-complex="bold"/>
    </style:style>
    <style:style style:name="P6" style:family="paragraph" style:parent-style-name="Text_20_body">
      <style:text-properties fo:font-weight="bold" officeooo:rsid="00252860" officeooo:paragraph-rsid="0040ae18" style:font-weight-asian="bold" style:font-weight-complex="bold"/>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paragraph-rsid="000b03e0"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officeooo:rsid="0008bbb8" officeooo:paragraph-rsid="0008bbb8"/>
    </style:style>
    <style:style style:name="P12" style:family="paragraph" style:parent-style-name="Text_20_body">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paragraph-rsid="0008bbb8" style:font-size-asian="13pt" style:font-size-complex="13pt"/>
    </style:style>
    <style:style style:name="P13" style:family="paragraph" style:parent-style-name="Text_20_body">
      <style:text-properties fo:font-variant="normal" fo:text-transform="none" fo:color="#000000" style:font-name="Linux Libertine Display" fo:font-size="13pt" fo:letter-spacing="normal" fo:font-style="normal" style:text-underline-style="none" fo:font-weight="normal" officeooo:rsid="0016bc57" officeooo:paragraph-rsid="0016bc57" style:font-size-asian="13pt" style:font-size-complex="13pt"/>
    </style:style>
    <style:style style:name="P14" style:family="paragraph" style:parent-style-name="Text_20_body">
      <style:text-properties officeooo:rsid="000b03e0" officeooo:paragraph-rsid="000b03e0"/>
    </style:style>
    <style:style style:name="P15" style:family="paragraph" style:parent-style-name="Text_20_body">
      <style:text-properties officeooo:paragraph-rsid="000b03e0"/>
    </style:style>
    <style:style style:name="P16" style:family="paragraph" style:parent-style-name="Text_20_body">
      <style:text-properties officeooo:rsid="000cdf14" officeooo:paragraph-rsid="000cdf14"/>
    </style:style>
    <style:style style:name="P17" style:family="paragraph" style:parent-style-name="Text_20_body">
      <style:text-properties officeooo:rsid="000d2e2e" officeooo:paragraph-rsid="000d2e2e"/>
    </style:style>
    <style:style style:name="P18" style:family="paragraph" style:parent-style-name="Text_20_body">
      <style:text-properties officeooo:rsid="000f4743" officeooo:paragraph-rsid="000f4743"/>
    </style:style>
    <style:style style:name="P19" style:family="paragraph" style:parent-style-name="Text_20_body">
      <style:text-properties officeooo:rsid="000f4743" officeooo:paragraph-rsid="0013b0a5"/>
    </style:style>
    <style:style style:name="P20" style:family="paragraph" style:parent-style-name="Text_20_body">
      <style:text-properties officeooo:rsid="000f4743" officeooo:paragraph-rsid="0023eca6"/>
    </style:style>
    <style:style style:name="P21" style:family="paragraph" style:parent-style-name="Text_20_body">
      <style:text-properties officeooo:rsid="0016bc57" officeooo:paragraph-rsid="0016bc57"/>
    </style:style>
    <style:style style:name="P22" style:family="paragraph" style:parent-style-name="Text_20_body">
      <style:text-properties officeooo:rsid="001a88fa" officeooo:paragraph-rsid="001a88fa"/>
    </style:style>
    <style:style style:name="P23" style:family="paragraph" style:parent-style-name="Text_20_body">
      <style:text-properties officeooo:rsid="001d023d"/>
    </style:style>
    <style:style style:name="P24" style:family="paragraph" style:parent-style-name="Text_20_body">
      <style:text-properties officeooo:rsid="001ed323" officeooo:paragraph-rsid="001ed323"/>
    </style:style>
    <style:style style:name="P25" style:family="paragraph" style:parent-style-name="Text_20_body">
      <style:text-properties officeooo:rsid="001ed323" officeooo:paragraph-rsid="00341fb6"/>
    </style:style>
    <style:style style:name="P26" style:family="paragraph" style:parent-style-name="Text_20_body">
      <style:text-properties officeooo:rsid="002500d0" officeooo:paragraph-rsid="002500d0"/>
    </style:style>
    <style:style style:name="P27" style:family="paragraph" style:parent-style-name="Text_20_body">
      <style:text-properties officeooo:rsid="00251fb1" officeooo:paragraph-rsid="00251fb1"/>
    </style:style>
    <style:style style:name="P28" style:family="paragraph" style:parent-style-name="Text_20_body">
      <style:text-properties officeooo:paragraph-rsid="003141e6"/>
    </style:style>
    <style:style style:name="P29" style:family="paragraph" style:parent-style-name="Text_20_body">
      <style:text-properties officeooo:paragraph-rsid="000836f0"/>
    </style:style>
    <style:style style:name="P30" style:family="paragraph" style:parent-style-name="Text_20_body">
      <style:text-properties officeooo:paragraph-rsid="0032310d"/>
    </style:style>
    <style:style style:name="P31" style:family="paragraph" style:parent-style-name="Text_20_body">
      <style:text-properties officeooo:rsid="00341fb6" officeooo:paragraph-rsid="00341fb6"/>
    </style:style>
    <style:style style:name="P32" style:family="paragraph" style:parent-style-name="Text_20_body">
      <style:paragraph-properties fo:text-align="justify" style:justify-single-word="false"/>
      <style:text-properties officeooo:rsid="00357e66"/>
    </style:style>
    <style:style style:name="P33" style:family="paragraph" style:parent-style-name="Text_20_body">
      <style:paragraph-properties fo:text-align="justify" style:justify-single-word="false"/>
      <style:text-properties officeooo:rsid="00357e66" officeooo:paragraph-rsid="00357e66"/>
    </style:style>
    <style:style style:name="P34" style:family="paragraph" style:parent-style-name="Text_20_body">
      <style:text-properties officeooo:rsid="0036baaf" officeooo:paragraph-rsid="0036baaf"/>
    </style:style>
    <style:style style:name="P35" style:family="paragraph" style:parent-style-name="Text_20_body">
      <style:text-properties officeooo:paragraph-rsid="00382174"/>
    </style:style>
    <style:style style:name="P36" style:family="paragraph" style:parent-style-name="Text_20_body">
      <style:text-properties officeooo:rsid="0023eca6" officeooo:paragraph-rsid="0023eca6"/>
    </style:style>
    <style:style style:name="P37" style:family="paragraph" style:parent-style-name="Text_20_body">
      <style:text-properties officeooo:rsid="00399958" officeooo:paragraph-rsid="00399958"/>
    </style:style>
    <style:style style:name="P38" style:family="paragraph" style:parent-style-name="Text_20_body">
      <style:text-properties officeooo:rsid="003b6cd2" officeooo:paragraph-rsid="003b6cd2"/>
    </style:style>
    <style:style style:name="P39" style:family="paragraph" style:parent-style-name="Text_20_body">
      <style:text-properties officeooo:rsid="001031a6"/>
    </style:style>
    <style:style style:name="P40" style:family="paragraph" style:parent-style-name="Text_20_body">
      <style:text-properties officeooo:rsid="001e2645" officeooo:paragraph-rsid="0032310d"/>
    </style:style>
    <style:style style:name="P41" style:family="paragraph" style:parent-style-name="Text_20_body">
      <style:text-properties officeooo:rsid="003db904" officeooo:paragraph-rsid="003db904"/>
    </style:style>
    <style:style style:name="P42" style:family="paragraph" style:parent-style-name="Text_20_body">
      <style:text-properties officeooo:rsid="003ed000" officeooo:paragraph-rsid="003db904"/>
    </style:style>
    <style:style style:name="P43" style:family="paragraph" style:parent-style-name="Text_20_body">
      <style:text-properties officeooo:rsid="0023bf35" officeooo:paragraph-rsid="0040ae18"/>
    </style:style>
    <style:style style:name="P44" style:family="paragraph" style:parent-style-name="Text_20_body">
      <style:text-properties officeooo:rsid="00252860" officeooo:paragraph-rsid="0040ae18"/>
    </style:style>
    <style:style style:name="P45" style:family="paragraph" style:parent-style-name="Text_20_body">
      <style:text-properties officeooo:rsid="0040ae18" officeooo:paragraph-rsid="0040ae18"/>
    </style:style>
    <style:style style:name="P46" style:family="paragraph" style:parent-style-name="Text_20_body">
      <style:text-properties officeooo:rsid="00277a97" officeooo:paragraph-rsid="00251fb1"/>
    </style:style>
    <style:style style:name="P47" style:family="paragraph" style:parent-style-name="Text_20_body">
      <style:text-properties officeooo:rsid="0044dce1" officeooo:paragraph-rsid="0044dce1"/>
    </style:style>
    <style:style style:name="P48" style:family="paragraph" style:parent-style-name="Text_20_body">
      <style:text-properties officeooo:rsid="00473988" officeooo:paragraph-rsid="00473988"/>
    </style:style>
    <style:style style:name="P49" style:family="paragraph" style:parent-style-name="Text_20_body">
      <style:text-properties officeooo:rsid="00480c0f" officeooo:paragraph-rsid="00480c0f"/>
    </style:style>
    <style:style style:name="P50" style:family="paragraph" style:parent-style-name="Text_20_body">
      <style:text-properties officeooo:rsid="004a0b82" officeooo:paragraph-rsid="004a0b82"/>
    </style:style>
    <style:style style:name="P51" style:family="paragraph" style:parent-style-name="Text_20_body">
      <style:text-properties officeooo:rsid="004b03f6" officeooo:paragraph-rsid="004b03f6"/>
    </style:style>
    <style:style style:name="P52" style:family="paragraph" style:parent-style-name="Standard">
      <style:text-properties fo:font-style="normal" style:font-style-asian="normal" style:font-style-complex="normal"/>
    </style:style>
    <style:style style:name="P53" style:family="paragraph" style:parent-style-name="Standard">
      <style:text-properties officeooo:paragraph-rsid="003141e6"/>
    </style:style>
    <style:style style:name="P54" style:family="paragraph" style:parent-style-name="Standard">
      <style:text-properties fo:font-weight="normal" officeooo:paragraph-rsid="00357e66" style:font-weight-asian="normal" style:font-weight-complex="normal"/>
    </style:style>
    <style:style style:name="P55" style:family="paragraph" style:parent-style-name="Heading_20_2">
      <style:text-properties fo:font-weight="normal" style:font-weight-asian="normal" style:font-weight-complex="normal"/>
    </style:style>
    <style:style style:name="P56" style:family="paragraph" style:parent-style-name="Heading_20_2">
      <style:text-properties officeooo:rsid="0008bbb8" officeooo:paragraph-rsid="0008bbb8"/>
    </style:style>
    <style:style style:name="P57" style:family="paragraph" style:parent-style-name="Heading_20_2">
      <style:text-properties officeooo:rsid="000b03e0" officeooo:paragraph-rsid="000b03e0"/>
    </style:style>
    <style:style style:name="P58" style:family="paragraph" style:parent-style-name="Heading_20_2">
      <style:text-properties officeooo:paragraph-rsid="000b03e0"/>
    </style:style>
    <style:style style:name="P59" style:family="paragraph" style:parent-style-name="Heading_20_2">
      <style:text-properties officeooo:rsid="000cdf14" officeooo:paragraph-rsid="000cdf14"/>
    </style:style>
    <style:style style:name="P60" style:family="paragraph" style:parent-style-name="Heading_20_2">
      <style:text-properties officeooo:rsid="000cdf14" officeooo:paragraph-rsid="001ed323"/>
    </style:style>
    <style:style style:name="P61" style:family="paragraph" style:parent-style-name="Heading_20_2">
      <style:text-properties officeooo:rsid="000f4743" officeooo:paragraph-rsid="000f4743"/>
    </style:style>
    <style:style style:name="P62" style:family="paragraph" style:parent-style-name="Heading_20_2">
      <style:text-properties officeooo:rsid="0016bc57" officeooo:paragraph-rsid="0016bc57"/>
    </style:style>
    <style:style style:name="P63" style:family="paragraph" style:parent-style-name="Heading_20_2">
      <style:text-properties officeooo:rsid="001ed323" officeooo:paragraph-rsid="001ed323"/>
    </style:style>
    <style:style style:name="P64" style:family="paragraph" style:parent-style-name="Heading_20_2">
      <style:text-properties officeooo:rsid="0023eca6" officeooo:paragraph-rsid="0023eca6"/>
    </style:style>
    <style:style style:name="P65" style:family="paragraph" style:parent-style-name="Heading_20_2">
      <style:text-properties officeooo:rsid="002500d0" officeooo:paragraph-rsid="002500d0"/>
    </style:style>
    <style:style style:name="P66" style:family="paragraph" style:parent-style-name="Heading_20_2">
      <style:text-properties officeooo:rsid="00399958" officeooo:paragraph-rsid="00399958"/>
    </style:style>
    <style:style style:name="P67" style:family="paragraph" style:parent-style-name="Heading_20_2">
      <style:text-properties officeooo:rsid="003b6cd2" officeooo:paragraph-rsid="003b6cd2"/>
    </style:style>
    <style:style style:name="P68" style:family="paragraph" style:parent-style-name="Heading_20_2">
      <style:text-properties officeooo:rsid="003db904" officeooo:paragraph-rsid="003db904"/>
    </style:style>
    <style:style style:name="P69" style:family="paragraph" style:parent-style-name="Heading_20_2">
      <style:text-properties officeooo:rsid="0023bf35" officeooo:paragraph-rsid="0040ae18"/>
    </style:style>
    <style:style style:name="P70" style:family="paragraph" style:parent-style-name="Heading_20_2">
      <style:text-properties officeooo:rsid="00252860" officeooo:paragraph-rsid="0040ae18"/>
    </style:style>
    <style:style style:name="P71" style:family="paragraph" style:parent-style-name="Heading_20_2">
      <style:text-properties officeooo:rsid="002bf615" officeooo:paragraph-rsid="0040ae18"/>
    </style:style>
    <style:style style:name="P72" style:family="paragraph" style:parent-style-name="Heading_20_2">
      <style:text-properties officeooo:rsid="00473988" officeooo:paragraph-rsid="00473988"/>
    </style:style>
    <style:style style:name="P73" style:family="paragraph" style:parent-style-name="Code">
      <style:text-properties fo:font-style="normal" style:font-style-asian="normal" style:font-style-complex="normal"/>
    </style:style>
    <style:style style:name="P74" style:family="paragraph" style:parent-style-name="Text_20_body">
      <style:paragraph-properties fo:margin-left="0in" fo:margin-right="0.0098in" fo:text-indent="0in" style:auto-text-indent="false"/>
    </style:style>
    <style:style style:name="P75" style:family="paragraph" style:parent-style-name="Text_20_body">
      <style:paragraph-properties fo:margin-left="0in" fo:margin-right="0.0098in" fo:text-align="start" style:justify-single-word="false" fo:text-indent="0in" style:auto-text-indent="false"/>
      <style:text-properties officeooo:paragraph-rsid="0008bbb8"/>
    </style:style>
    <style:style style:name="P76" style:family="paragraph" style:parent-style-name="Text_20_body">
      <style:paragraph-properties fo:margin-left="0in" fo:margin-right="0.0098in" fo:text-indent="0in" style:auto-text-indent="false"/>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rsid="0008bbb8" officeooo:paragraph-rsid="0008bbb8" style:font-size-asian="13pt" style:font-size-complex="13pt"/>
    </style:style>
    <style:style style:name="P77" style:family="paragraph" style:parent-style-name="Text_20_body">
      <style:paragraph-properties fo:margin-left="0in" fo:margin-right="0.0098in" fo:text-indent="0in" style:auto-text-indent="false"/>
      <style:text-properties officeooo:rsid="0008bbb8" officeooo:paragraph-rsid="0008bbb8"/>
    </style:style>
    <style:style style:name="P78"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0cdf14" style:font-weight-asian="bold" style:font-weight-complex="bold"/>
    </style:style>
    <style:style style:name="P79"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2500d0" style:font-weight-asian="bold" style:font-weight-complex="bold"/>
    </style:style>
    <style:style style:name="P80" style:family="paragraph" style:parent-style-name="Text_20_body">
      <style:paragraph-properties fo:margin-left="0in" fo:margin-right="0.0098in" fo:text-indent="0in" style:auto-text-indent="false"/>
      <style:text-properties fo:font-weight="bold" officeooo:rsid="000cdf14" officeooo:paragraph-rsid="001ed323" style:font-weight-asian="bold" style:font-weight-complex="bold"/>
    </style:style>
    <style:style style:name="P81" style:family="paragraph" style:parent-style-name="Text_20_body">
      <style:paragraph-properties fo:margin-left="0in" fo:margin-right="0.0098in" fo:text-indent="0in" style:auto-text-indent="false"/>
      <style:text-properties fo:font-weight="bold" officeooo:rsid="000d2e2e" officeooo:paragraph-rsid="000d2e2e" style:font-weight-asian="bold" style:font-weight-complex="bold"/>
    </style:style>
    <style:style style:name="P82" style:family="paragraph" style:parent-style-name="Text_20_body">
      <style:paragraph-properties fo:margin-left="0in" fo:margin-right="0.0098in" fo:text-indent="0in" style:auto-text-indent="false"/>
      <style:text-properties fo:font-weight="bold" officeooo:rsid="00252860" officeooo:paragraph-rsid="0040ae18" style:font-weight-asian="bold" style:font-weight-complex="bold"/>
    </style:style>
    <style:style style:name="P83" style:family="paragraph" style:parent-style-name="Text_20_body">
      <style:paragraph-properties fo:margin-left="0in" fo:margin-right="0.0098in" fo:text-indent="0in" style:auto-text-indent="false"/>
      <style:text-properties fo:font-weight="bold" officeooo:rsid="00329c75" officeooo:paragraph-rsid="0040ae18" style:font-weight-asian="bold" style:font-weight-complex="bold"/>
    </style:style>
    <style:style style:name="P84" style:family="paragraph" style:parent-style-name="Text_20_body">
      <style:paragraph-properties fo:margin-left="0in" fo:margin-right="0.0098in" fo:text-indent="0in" style:auto-text-indent="false"/>
      <style:text-properties officeooo:rsid="000d2e2e" officeooo:paragraph-rsid="000d2e2e"/>
    </style:style>
    <style:style style:name="P85" style:family="paragraph" style:parent-style-name="Text_20_body">
      <style:paragraph-properties fo:margin-left="0in" fo:margin-right="0.0098in" fo:text-indent="0in" style:auto-text-indent="false"/>
      <style:text-properties officeooo:rsid="000cdf14" officeooo:paragraph-rsid="000cdf14"/>
    </style:style>
    <style:style style:name="P86" style:family="paragraph" style:parent-style-name="Text_20_body">
      <style:paragraph-properties fo:margin-left="0in" fo:margin-right="0.0098in" fo:text-indent="0in" style:auto-text-indent="false"/>
      <style:text-properties officeooo:rsid="000cdf14" officeooo:paragraph-rsid="001ed323"/>
    </style:style>
    <style:style style:name="P87" style:family="paragraph" style:parent-style-name="Text_20_body">
      <style:paragraph-properties fo:margin-left="0in" fo:margin-right="0.0098in" fo:text-indent="0in" style:auto-text-indent="false"/>
      <style:text-properties officeooo:rsid="000cdf14" officeooo:paragraph-rsid="002500d0"/>
    </style:style>
    <style:style style:name="P88" style:family="paragraph" style:parent-style-name="Text_20_body">
      <style:paragraph-properties fo:margin-left="0in" fo:margin-right="0.0098in" fo:text-indent="0in" style:auto-text-indent="false"/>
      <style:text-properties officeooo:rsid="000cdf14" officeooo:paragraph-rsid="0040ae18"/>
    </style:style>
    <style:style style:name="P89" style:family="paragraph" style:parent-style-name="Text_20_body">
      <style:paragraph-properties fo:margin-left="0in" fo:margin-right="0.0098in" fo:text-indent="0in" style:auto-text-indent="false"/>
      <style:text-properties officeooo:rsid="0016bc57" officeooo:paragraph-rsid="0016bc57"/>
    </style:style>
    <style:style style:name="P90" style:family="paragraph" style:parent-style-name="Text_20_body">
      <style:paragraph-properties fo:margin-left="0in" fo:margin-right="0.0098in" fo:text-indent="0in" style:auto-text-indent="false"/>
      <style:text-properties officeooo:rsid="000b03e0" officeooo:paragraph-rsid="000b03e0"/>
    </style:style>
    <style:style style:name="P91" style:family="paragraph" style:parent-style-name="Text_20_body">
      <style:paragraph-properties fo:margin-left="0in" fo:margin-right="0.0098in" fo:text-indent="0in" style:auto-text-indent="false"/>
      <style:text-properties officeooo:rsid="001031a6" officeooo:paragraph-rsid="001031a6"/>
    </style:style>
    <style:style style:name="P92" style:family="paragraph" style:parent-style-name="Text_20_body">
      <style:paragraph-properties fo:margin-left="0in" fo:margin-right="0.0098in" fo:text-indent="0in" style:auto-text-indent="false"/>
      <style:text-properties officeooo:paragraph-rsid="001031a6"/>
    </style:style>
    <style:style style:name="P93" style:family="paragraph" style:parent-style-name="Text_20_body">
      <style:paragraph-properties fo:margin-left="0in" fo:margin-right="0.0098in" fo:text-indent="0in" style:auto-text-indent="false"/>
      <style:text-properties officeooo:rsid="003b6cd2" officeooo:paragraph-rsid="003b6cd2"/>
    </style:style>
    <style:style style:name="P94" style:family="paragraph" style:parent-style-name="Text_20_body">
      <style:paragraph-properties fo:margin-left="0in" fo:margin-right="0.0098in" fo:text-indent="0in" style:auto-text-indent="false"/>
      <style:text-properties officeooo:rsid="003db904" officeooo:paragraph-rsid="003db904"/>
    </style:style>
    <style:style style:name="P95" style:family="paragraph" style:parent-style-name="Text_20_body">
      <style:paragraph-properties fo:margin-left="0in" fo:margin-right="0.0098in" fo:text-indent="0in" style:auto-text-indent="false"/>
      <style:text-properties officeooo:rsid="0032310d" officeooo:paragraph-rsid="0032310d"/>
    </style:style>
    <style:style style:name="P96" style:family="paragraph" style:parent-style-name="Text_20_body">
      <style:paragraph-properties fo:margin-left="0in" fo:margin-right="0.0098in" fo:text-indent="0in" style:auto-text-indent="false"/>
      <style:text-properties officeooo:rsid="002b545e" officeooo:paragraph-rsid="0040ae18"/>
    </style:style>
    <style:style style:name="P97" style:family="paragraph" style:parent-style-name="Text_20_body">
      <style:paragraph-properties fo:margin-left="0in" fo:margin-right="0.0098in" fo:text-indent="0in" style:auto-text-indent="false"/>
      <style:text-properties officeooo:rsid="0026dd3a" officeooo:paragraph-rsid="0040ae18"/>
    </style:style>
    <style:style style:name="P98" style:family="paragraph" style:parent-style-name="Text_20_body">
      <style:paragraph-properties fo:margin-left="0in" fo:margin-right="0.0098in" fo:text-indent="0in" style:auto-text-indent="false"/>
      <style:text-properties officeooo:rsid="002bf615" officeooo:paragraph-rsid="0040ae18"/>
    </style:style>
    <style:style style:name="P99" style:family="paragraph" style:parent-style-name="Text_20_body">
      <style:paragraph-properties fo:margin-left="0in" fo:margin-right="0.0098in" fo:text-indent="0in" style:auto-text-indent="false"/>
      <style:text-properties officeooo:rsid="0040ae18" officeooo:paragraph-rsid="0040ae18"/>
    </style:style>
    <style:style style:name="P100" style:family="paragraph" style:parent-style-name="Heading_20_3">
      <style:text-properties officeooo:paragraph-rsid="000b03e0"/>
    </style:style>
    <style:style style:name="P101" style:family="paragraph" style:parent-style-name="Heading_20_3">
      <style:text-properties officeooo:rsid="002500d0" officeooo:paragraph-rsid="002500d0"/>
    </style:style>
    <style:style style:name="P102" style:family="paragraph" style:parent-style-name="Heading_20_3">
      <style:text-properties officeooo:rsid="00251fb1" officeooo:paragraph-rsid="00251fb1"/>
    </style:style>
    <style:style style:name="P103" style:family="paragraph" style:parent-style-name="Heading_20_3">
      <style:text-properties officeooo:paragraph-rsid="003141e6"/>
    </style:style>
    <style:style style:name="P104" style:family="paragraph" style:parent-style-name="Heading_20_3">
      <style:text-properties officeooo:rsid="00252860" officeooo:paragraph-rsid="0040ae18"/>
    </style:style>
    <style:style style:name="P105" style:family="paragraph" style:parent-style-name="Heading_20_3">
      <style:text-properties officeooo:paragraph-rsid="0040ae18"/>
    </style:style>
    <style:style style:name="P106" style:family="paragraph" style:parent-style-name="Heading_20_3">
      <style:text-properties officeooo:rsid="0040ae18" officeooo:paragraph-rsid="0040ae18"/>
    </style:style>
    <style:style style:name="P107" style:family="paragraph" style:parent-style-name="Heading_20_3">
      <style:text-properties officeooo:rsid="00473988" officeooo:paragraph-rsid="00473988"/>
    </style:style>
    <style:style style:name="P108" style:family="paragraph" style:parent-style-name="Heading_20_3">
      <style:text-properties officeooo:rsid="004b03f6" officeooo:paragraph-rsid="004b03f6"/>
    </style:style>
    <style:style style:name="P109" style:family="paragraph" style:parent-style-name="Text_20_body">
      <style:paragraph-properties fo:margin-left="0.0201in" fo:margin-right="0.0098in" fo:text-indent="0in" style:auto-text-indent="false"/>
      <style:text-properties officeooo:rsid="001ed323" officeooo:paragraph-rsid="001ed323"/>
    </style:style>
    <style:style style:name="P110" style:family="paragraph" style:parent-style-name="Text_20_body">
      <style:paragraph-properties fo:margin-left="0.0201in" fo:margin-right="0.0098in" fo:text-indent="0in" style:auto-text-indent="false"/>
      <style:text-properties officeooo:rsid="002500d0" officeooo:paragraph-rsid="002500d0"/>
    </style:style>
    <style:style style:name="P111" style:family="paragraph" style:parent-style-name="Text_20_body">
      <style:paragraph-properties fo:margin-left="0.0201in" fo:margin-right="0.0098in" fo:text-indent="0in" style:auto-text-indent="false"/>
      <style:text-properties officeooo:rsid="003db904" officeooo:paragraph-rsid="001ed323"/>
    </style:style>
    <style:style style:name="P112" style:family="paragraph" style:parent-style-name="Text_20_body">
      <style:paragraph-properties fo:margin-left="0.0201in" fo:margin-right="0.0098in" fo:text-indent="0in" style:auto-text-indent="false"/>
      <style:text-properties officeooo:rsid="003db904" officeooo:paragraph-rsid="003db904"/>
    </style:style>
    <style:style style:name="P113" style:family="paragraph" style:parent-style-name="Text_20_body">
      <style:paragraph-properties fo:margin-left="0.0201in" fo:margin-right="0.0098in" fo:text-indent="0in" style:auto-text-indent="false"/>
      <style:text-properties officeooo:rsid="002bf615" officeooo:paragraph-rsid="0040ae18"/>
    </style:style>
    <style:style style:name="P114" style:family="paragraph" style:parent-style-name="Text_20_body">
      <style:paragraph-properties fo:margin-left="0.0201in" fo:margin-right="0.0098in" fo:text-indent="0in" style:auto-text-indent="false"/>
      <style:text-properties officeooo:rsid="0026dd3a" officeooo:paragraph-rsid="0040ae18"/>
    </style:style>
    <style:style style:name="P115" style:family="paragraph" style:parent-style-name="Text_20_body">
      <style:paragraph-properties fo:margin-left="0.0201in" fo:margin-right="0.0098in" fo:text-indent="0in" style:auto-text-indent="false"/>
      <style:text-properties officeooo:rsid="002b545e" officeooo:paragraph-rsid="0040ae18"/>
    </style:style>
    <style:style style:name="P116" style:family="paragraph" style:parent-style-name="Text_20_body">
      <style:paragraph-properties fo:margin-left="0.0201in" fo:margin-right="0.0098in" fo:text-indent="0in" style:auto-text-indent="false"/>
      <style:text-properties officeooo:rsid="00252860" officeooo:paragraph-rsid="0040ae18"/>
    </style:style>
    <style:style style:name="P117" style:family="paragraph" style:parent-style-name="Text_20_body">
      <style:paragraph-properties fo:margin-left="0.0201in" fo:margin-right="0.0098in" fo:text-indent="0in" style:auto-text-indent="false"/>
      <style:text-properties officeooo:rsid="0040ae18" officeooo:paragraph-rsid="0040ae18"/>
    </style:style>
    <style:style style:name="P118" style:family="paragraph" style:parent-style-name="Standard">
      <style:paragraph-properties fo:break-before="page"/>
      <style:text-properties fo:font-style="normal" style:font-style-asian="normal" style:font-style-complex="normal"/>
    </style:style>
    <style:style style:name="P119" style:family="paragraph" style:parent-style-name="Text_20_body">
      <style:paragraph-properties fo:break-before="page"/>
    </style:style>
    <style:style style:name="P120" style:family="paragraph" style:parent-style-name="Text_20_body">
      <style:paragraph-properties fo:break-before="page"/>
      <style:text-properties officeooo:rsid="000f4743" officeooo:paragraph-rsid="000f4743"/>
    </style:style>
    <style:style style:name="P121" style:family="paragraph" style:parent-style-name="Text_20_body">
      <style:paragraph-properties fo:break-before="page"/>
      <style:text-properties fo:font-variant="normal" fo:text-transform="none" fo:color="#000000" style:font-name="Linux Libertine Display" fo:font-size="13pt" fo:letter-spacing="normal" fo:font-style="normal" style:text-underline-style="none" fo:font-weight="normal" officeooo:rsid="0016bc57" officeooo:paragraph-rsid="0016bc57" style:font-size-asian="13pt" style:font-size-complex="13pt"/>
    </style:style>
    <style:style style:name="P122" style:family="paragraph" style:parent-style-name="Text_20_body">
      <style:paragraph-properties fo:break-before="page"/>
      <style:text-properties officeooo:rsid="0044dce1" officeooo:paragraph-rsid="0044dce1"/>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rsid="000b03e0" officeooo:paragraph-rsid="000b03e0"/>
    </style:style>
    <style:style style:name="P125" style:family="paragraph" style:parent-style-name="Heading_20_2">
      <style:paragraph-properties fo:break-before="page"/>
      <style:text-properties officeooo:rsid="000cdf14" officeooo:paragraph-rsid="002500d0"/>
    </style:style>
    <style:style style:name="P126" style:family="paragraph" style:parent-style-name="Heading_20_2">
      <style:paragraph-properties fo:break-before="page"/>
      <style:text-properties officeooo:rsid="003b6cd2" officeooo:paragraph-rsid="003b6cd2"/>
    </style:style>
    <style:style style:name="P127" style:family="paragraph" style:parent-style-name="Heading_20_1">
      <style:text-properties fo:font-size="22pt" style:font-size-asian="22pt" style:font-size-complex="22pt"/>
    </style:style>
    <style:style style:name="P128" style:family="paragraph" style:parent-style-name="Heading_20_1">
      <style:text-properties officeooo:rsid="0040ae18" officeooo:paragraph-rsid="0040ae18"/>
    </style:style>
    <style:style style:name="P129" style:family="paragraph" style:parent-style-name="meta">
      <style:text-properties officeooo:rsid="000b03e0" officeooo:paragraph-rsid="0032310d"/>
    </style:style>
    <style:style style:name="P130" style:family="paragraph" style:parent-style-name="Table_20_Contents">
      <style:text-properties officeooo:rsid="0023bf35" officeooo:paragraph-rsid="0040ae18"/>
    </style:style>
    <style:style style:name="P131" style:family="paragraph" style:parent-style-name="Table_20_Contents">
      <style:text-properties officeooo:rsid="0023bf35" officeooo:paragraph-rsid="00469b9a"/>
    </style:style>
    <style:style style:name="P132" style:family="paragraph" style:parent-style-name="Table_20_Contents">
      <style:text-properties officeooo:rsid="00252860" officeooo:paragraph-rsid="0040ae18"/>
    </style:style>
    <style:style style:name="P133" style:family="paragraph" style:parent-style-name="Table_20_Contents">
      <style:text-properties officeooo:rsid="00329c75" officeooo:paragraph-rsid="0040ae18"/>
    </style:style>
    <style:style style:name="P134" style:family="paragraph" style:parent-style-name="Table_20_Contents">
      <style:text-properties officeooo:rsid="002cac90" officeooo:paragraph-rsid="0040ae18"/>
    </style:style>
    <style:style style:name="P135" style:family="paragraph" style:parent-style-name="Table_20_Contents">
      <style:text-properties officeooo:rsid="002dfac9" officeooo:paragraph-rsid="0040ae18"/>
    </style:style>
    <style:style style:name="P136" style:family="paragraph" style:parent-style-name="Table_20_Contents">
      <style:text-properties officeooo:rsid="002f2f09" officeooo:paragraph-rsid="0040ae18"/>
    </style:style>
    <style:style style:name="P137" style:family="paragraph" style:parent-style-name="Table_20_Contents">
      <style:text-properties officeooo:rsid="00385e35" officeooo:paragraph-rsid="0040ae18"/>
    </style:style>
    <style:style style:name="P138" style:family="paragraph" style:parent-style-name="Table_20_Contents">
      <style:text-properties officeooo:rsid="0042c63d" officeooo:paragraph-rsid="0040ae18"/>
    </style:style>
    <style:style style:name="P139" style:family="paragraph" style:parent-style-name="Table_20_Contents">
      <style:text-properties officeooo:rsid="0041a248" officeooo:paragraph-rsid="0041a248"/>
    </style:style>
    <style:style style:name="P140" style:family="paragraph" style:parent-style-name="Table_20_Contents">
      <style:text-properties officeooo:rsid="00471a6c" officeooo:paragraph-rsid="00471a6c"/>
    </style:style>
    <style:style style:name="P141" style:family="paragraph" style:parent-style-name="Table_20_Heading">
      <style:text-properties officeooo:rsid="0023bf35" officeooo:paragraph-rsid="0040ae18"/>
    </style:style>
    <style:style style:name="P142" style:family="paragraph" style:parent-style-name="Heading_20_2">
      <style:text-properties officeooo:paragraph-rsid="0040ae18"/>
    </style:style>
    <style:style style:name="P143" style:family="paragraph" style:parent-style-name="Heading_20_2">
      <style:text-properties officeooo:rsid="000cdf14" officeooo:paragraph-rsid="0040ae18"/>
    </style:style>
    <style:style style:name="P144" style:family="paragraph" style:parent-style-name="Text_20_body" style:list-style-name="L1">
      <style:text-properties officeooo:rsid="003b6cd2" officeooo:paragraph-rsid="003b6cd2"/>
    </style:style>
    <style:style style:name="P145" style:family="paragraph" style:parent-style-name="Text_20_body" style:list-style-name="L1">
      <style:text-properties officeooo:rsid="003ed000" officeooo:paragraph-rsid="003ed000"/>
    </style:style>
    <style:style style:name="P146" style:family="paragraph" style:parent-style-name="Text_20_body" style:list-style-name="L1">
      <style:text-properties officeooo:rsid="003db904" officeooo:paragraph-rsid="003db904"/>
    </style:style>
    <style:style style:name="P147" style:family="paragraph" style:parent-style-name="Text_20_body">
      <style:text-properties officeooo:rsid="004a0b82" officeooo:paragraph-rsid="004a0b82"/>
    </style:style>
    <style:style style:name="P148" style:family="paragraph" style:parent-style-name="Text_20_body">
      <style:text-properties officeooo:rsid="00473988" officeooo:paragraph-rsid="00473988"/>
    </style:style>
    <style:style style:name="P149" style:family="paragraph" style:parent-style-name="Text_20_body">
      <style:text-properties officeooo:rsid="004e43a2" officeooo:paragraph-rsid="004e43a2"/>
    </style:style>
    <style:style style:name="P150" style:family="paragraph" style:parent-style-name="Text_20_body">
      <style:text-properties officeooo:rsid="00480c0f" officeooo:paragraph-rsid="00480c0f"/>
    </style:style>
    <style:style style:name="P151" style:family="paragraph" style:parent-style-name="Text_20_body">
      <style:text-properties officeooo:rsid="00500ff2" officeooo:paragraph-rsid="00500ff2"/>
    </style:style>
    <style:style style:name="P152" style:family="paragraph" style:parent-style-name="Text_20_body">
      <style:text-properties officeooo:rsid="0051483e" officeooo:paragraph-rsid="0051483e"/>
    </style:style>
    <style:style style:name="P153" style:family="paragraph" style:parent-style-name="Text_20_body">
      <style:text-properties officeooo:rsid="004b03f6" officeooo:paragraph-rsid="004b03f6"/>
    </style:style>
    <style:style style:name="P154" style:family="paragraph" style:parent-style-name="Text_20_body">
      <style:paragraph-properties fo:margin-left="0in" fo:margin-right="0.0098in" fo:text-indent="0in" style:auto-text-indent="false"/>
      <style:text-properties officeooo:rsid="0051483e" officeooo:paragraph-rsid="0051483e"/>
    </style:style>
    <style:style style:name="P155" style:family="paragraph" style:parent-style-name="Text_20_body">
      <style:paragraph-properties fo:margin-left="0in" fo:margin-right="0.0098in" fo:text-indent="0in" style:auto-text-indent="false"/>
      <style:text-properties officeooo:rsid="000cdf14" officeooo:paragraph-rsid="0040ae18"/>
    </style:style>
    <style:style style:name="P156" style:family="paragraph" style:parent-style-name="Text_20_body">
      <style:paragraph-properties fo:margin-left="0in" fo:margin-right="0.0098in" fo:text-indent="0in" style:auto-text-indent="false"/>
      <style:text-properties officeooo:rsid="000cdf14" officeooo:paragraph-rsid="00547c36"/>
    </style:style>
    <style:style style:name="P157" style:family="paragraph" style:parent-style-name="Text_20_body">
      <style:paragraph-properties fo:margin-left="0in" fo:margin-right="0.0098in" fo:text-indent="0in" style:auto-text-indent="false"/>
      <style:text-properties officeooo:rsid="00547c36" officeooo:paragraph-rsid="00547c36"/>
    </style:style>
    <style:style style:name="P158" style:family="paragraph" style:parent-style-name="Heading_20_3">
      <style:text-properties officeooo:rsid="004b03f6" officeooo:paragraph-rsid="004b03f6"/>
    </style:style>
    <style:style style:name="P159" style:family="paragraph" style:parent-style-name="Heading_20_3">
      <style:text-properties officeooo:rsid="0051483e" officeooo:paragraph-rsid="0051483e"/>
    </style:style>
    <style:style style:name="P160" style:family="paragraph" style:parent-style-name="Table_20_Contents">
      <style:text-properties officeooo:rsid="00252860" officeooo:paragraph-rsid="00530fb8"/>
    </style:style>
    <style:style style:name="P161" style:family="paragraph" style:parent-style-name="Table_20_Contents">
      <style:text-properties officeooo:rsid="00547c36" officeooo:paragraph-rsid="00547c36"/>
    </style:style>
    <style:style style:name="P162" style:family="paragraph" style:parent-style-name="Table_20_Contents">
      <style:text-properties officeooo:rsid="00471a6c" officeooo:paragraph-rsid="00471a6c"/>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2303"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08bbb8"/>
    </style:style>
    <style:style style:name="T10" style:family="text">
      <style:text-properties fo:font-variant="normal" fo:text-transform="none" fo:color="#000000" style:font-name="Linux Libertine Display" fo:font-size="14pt" fo:letter-spacing="normal" fo:font-style="normal" style:text-underline-style="solid" style:text-underline-width="auto" style:text-underline-color="font-color" fo:font-weight="normal"/>
    </style:style>
    <style:style style:name="T11" style:family="text">
      <style:text-properties fo:font-variant="normal" fo:text-transform="none" fo:color="#000000" style:font-name="Linux Libertine Display" fo:font-size="13pt" fo:letter-spacing="normal" fo:font-style="normal" style:text-underline-style="none" fo:font-weight="normal" style:font-size-asian="13pt" style:font-size-complex="13pt"/>
    </style:style>
    <style:style style:name="T12" style:family="text">
      <style:text-properties officeooo:rsid="0009cce1"/>
    </style:style>
    <style:style style:name="T13" style:family="text">
      <style:text-properties officeooo:rsid="000b03e0"/>
    </style:style>
    <style:style style:name="T14" style:family="text">
      <style:text-properties officeooo:rsid="000b74f8"/>
    </style:style>
    <style:style style:name="T15" style:family="text">
      <style:text-properties officeooo:rsid="000cd922"/>
    </style:style>
    <style:style style:name="T16" style:family="text">
      <style:text-properties officeooo:rsid="000e3b32"/>
    </style:style>
    <style:style style:name="T17" style:family="text">
      <style:text-properties officeooo:rsid="000f4743"/>
    </style:style>
    <style:style style:name="T18" style:family="text">
      <style:text-properties officeooo:rsid="001031a6"/>
    </style:style>
    <style:style style:name="T19" style:family="text">
      <style:text-properties officeooo:rsid="0013b0a5"/>
    </style:style>
    <style:style style:name="T20" style:family="text">
      <style:text-properties officeooo:rsid="0016bc57"/>
    </style:style>
    <style:style style:name="T21" style:family="text">
      <style:text-properties officeooo:rsid="001a5286"/>
    </style:style>
    <style:style style:name="T22" style:family="text">
      <style:text-properties officeooo:rsid="001d023d"/>
    </style:style>
    <style:style style:name="T23" style:family="text">
      <style:text-properties officeooo:rsid="001ed323"/>
    </style:style>
    <style:style style:name="T24" style:family="text">
      <style:text-properties officeooo:rsid="002134b9"/>
    </style:style>
    <style:style style:name="T25" style:family="text">
      <style:text-properties officeooo:rsid="0023eca6"/>
    </style:style>
    <style:style style:name="T26" style:family="text">
      <style:text-properties officeooo:rsid="00251fb1"/>
    </style:style>
    <style:style style:name="T27" style:family="text">
      <style:text-properties officeooo:rsid="0026aeca"/>
    </style:style>
    <style:style style:name="T28" style:family="text">
      <style:text-properties officeooo:rsid="0026f5ea"/>
    </style:style>
    <style:style style:name="T29" style:family="text">
      <style:text-properties officeooo:rsid="002e1563"/>
    </style:style>
    <style:style style:name="T30" style:family="text">
      <style:text-properties officeooo:rsid="003141e6"/>
    </style:style>
    <style:style style:name="T31" style:family="text">
      <style:text-properties officeooo:rsid="0032310d"/>
    </style:style>
    <style:style style:name="T32" style:family="text">
      <style:text-properties officeooo:rsid="00341fb6"/>
    </style:style>
    <style:style style:name="T33" style:family="text">
      <style:text-properties officeooo:rsid="00357e66"/>
    </style:style>
    <style:style style:name="T34" style:family="text">
      <style:text-properties officeooo:rsid="00382174"/>
    </style:style>
    <style:style style:name="T35" style:family="text">
      <style:text-properties officeooo:rsid="003b6cd2"/>
    </style:style>
    <style:style style:name="T36" style:family="text">
      <style:text-properties officeooo:rsid="003c92f0"/>
    </style:style>
    <style:style style:name="T37" style:family="text">
      <style:text-properties officeooo:rsid="003db904"/>
    </style:style>
    <style:style style:name="T38" style:family="text">
      <style:text-properties officeooo:rsid="004007b2"/>
    </style:style>
    <style:style style:name="T39" style:family="text">
      <style:text-properties officeooo:rsid="002a2303"/>
    </style:style>
    <style:style style:name="T40" style:family="text">
      <style:text-properties officeooo:rsid="00252860"/>
    </style:style>
    <style:style style:name="T41" style:family="text">
      <style:text-properties officeooo:rsid="00329c75"/>
    </style:style>
    <style:style style:name="T42" style:family="text">
      <style:text-properties fo:font-weight="bold" style:font-weight-asian="bold" style:font-weight-complex="bold"/>
    </style:style>
    <style:style style:name="T43" style:family="text">
      <style:text-properties fo:font-weight="bold" officeooo:rsid="0040ae18" style:font-weight-asian="bold" style:font-weight-complex="bold"/>
    </style:style>
    <style:style style:name="T44" style:family="text">
      <style:text-properties officeooo:rsid="002cac90"/>
    </style:style>
    <style:style style:name="T45" style:family="text">
      <style:text-properties officeooo:rsid="002dfac9"/>
    </style:style>
    <style:style style:name="T46" style:family="text">
      <style:text-properties officeooo:rsid="0040ae18"/>
    </style:style>
    <style:style style:name="T47" style:family="text">
      <style:text-properties officeooo:rsid="002b545e"/>
    </style:style>
    <style:style style:name="T48" style:family="text">
      <style:text-properties officeooo:rsid="002bf615"/>
    </style:style>
    <style:style style:name="T49" style:family="text">
      <style:text-properties officeooo:rsid="0026dd3a"/>
    </style:style>
    <style:style style:name="T50" style:family="text">
      <style:text-properties officeooo:rsid="0041a248"/>
    </style:style>
    <style:style style:name="T51" style:family="text">
      <style:text-properties officeooo:rsid="00433b92"/>
    </style:style>
    <style:style style:name="T52" style:family="text">
      <style:text-properties officeooo:rsid="0044dce1"/>
    </style:style>
    <style:style style:name="T53" style:family="text">
      <style:text-properties officeooo:rsid="00471a6c"/>
    </style:style>
    <style:style style:name="T54" style:family="text">
      <style:text-properties officeooo:rsid="00473988"/>
    </style:style>
    <style:style style:name="T55" style:family="text">
      <style:text-properties officeooo:rsid="00480c0f"/>
    </style:style>
    <style:style style:name="T56" style:family="text">
      <style:text-properties officeooo:rsid="004a0b82"/>
    </style:style>
    <style:style style:name="T57" style:family="text">
      <style:text-properties officeooo:rsid="00500ff2"/>
    </style:style>
    <style:style style:name="T58" style:family="text">
      <style:text-properties officeooo:rsid="0051483e"/>
    </style:style>
    <style:style style:name="T59" style:family="text">
      <style:text-properties officeooo:rsid="00530fb8"/>
    </style:style>
    <style:style style:name="T60" style:family="text">
      <style:text-properties officeooo:rsid="0023bf35"/>
    </style:style>
    <style:style style:name="T61" style:family="text">
      <style:text-properties officeooo:rsid="00547c36"/>
    </style:style>
    <style:style style:name="T62" style:family="text">
      <style:text-properties officeooo:rsid="005600d0"/>
    </style:style>
    <style:style style:name="fr1" style:family="graphic" style:parent-style-name="acrosstop">
      <style:graphic-properties style:vertical-pos="from-top" style:vertical-rel="page-content" style:horizontal-pos="from-left" style:horizontal-rel="page-content"/>
    </style:style>
    <style:style style:name="fr2" style:family="graphic" style:parent-style-name="acrosstop">
      <style:graphic-properties style:vertical-pos="from-top" style:vertical-rel="page-content" style:horizontal-pos="from-left" style:horizontal-rel="page-content"/>
    </style:style>
    <style:style style:name="fr3"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2" svg:x="0in" svg:y="0in" svg:width="6.9252in" style:rel-width="100%" svg:height="0.6102in" draw:z-index="2">
        <draw:text-box>
          <text:h text:style-name="Heading_20_1" text:outline-level="1">WBTV 2: Time Synchronization Protocol</text:h>
          <text:p text:style-name="meta">Version 1 By Daniel Dunn</text:p>
        </draw:text-box>
      </draw:frame>
      <draw:frame draw:style-name="fr1" draw:name="Frame2" text:anchor-type="page" text:anchor-page-number="3" svg:x="0in" svg:y="0in" svg:width="6.9252in" style:rel-width="100%" draw:z-index="5">
        <draw:text-box fo:min-height="0.6201in">
          <text:h text:style-name="Heading_20_1" text:outline-level="1">WBTV 3: Device Discovery and ID </text:h>
          <text:p text:style-name="meta">Version 1 by Daniel Dunn</text:p>
        </draw:text-box>
      </draw:frame>
      <draw:frame draw:style-name="fr1" draw:name="Frame5" text:anchor-type="page" text:anchor-page-number="4" svg:x="0in" svg:y="0in" svg:width="6.9252in" style:rel-width="100%" draw:z-index="4">
        <draw:text-box fo:min-height="0.6201in">
          <text:h text:style-name="Heading_20_1" text:outline-level="1">WBTV 4: Service Discovery</text:h>
          <text:p text:style-name="meta">Version 1 by Daniel Dunn, <text:span text:style-name="T51">Public Domain/CC0</text:span></text:p>
        </draw:text-box>
      </draw:frame>
      <draw:frame draw:style-name="fr1" draw:name="Frame4" text:anchor-type="page" text:anchor-page-number="5" svg:x="0in" svg:y="0in" svg:width="6.9252in" style:rel-width="100%" draw:z-index="3">
        <draw:text-box fo:min-height="0.6201in">
          <text:h text:style-name="Heading_20_1" text:outline-level="1">WBTV 5: The DAQ Service</text:h>
          <text:p text:style-name="meta">Version 1 by Daniel Dunn</text:p>
        </draw:text-box>
      </draw:frame>
      <draw:frame draw:style-name="fr1" draw:name="Frame6" text:anchor-type="page" text:anchor-page-number="6" svg:x="0in" svg:y="0in" svg:width="6.9252in" style:rel-width="100%" draw:z-index="6">
        <draw:text-box fo:min-height="0.6201in">
          <text:h text:style-name="Heading_20_1" text:outline-level="1">WBTV 6: DAQ Service Extensions</text:h>
          <text:p text:style-name="meta">Versio<text:span text:style-name="T30">n 1 by Daniel Dunn</text:span></text:p>
        </draw:text-box>
      </draw:frame>
      <draw:frame draw:style-name="fr1" draw:name="Frame9" text:anchor-type="page" text:anchor-page-number="9" svg:x="0in" svg:y="0in" svg:width="6.9252in" style:rel-width="100%" draw:z-index="9">
        <draw:text-box fo:min-height="0.6201in">
          <text:h text:style-name="Heading_20_1" text:outline-level="1">WBTV <text:span text:style-name="T14">9</text:span>: Misc</text:h>
          <text:p text:style-name="P129">Version 1 by Daniel Dunn, Public Domain/CC0</text:p>
        </draw:text-box>
      </draw:frame>
      <draw:frame draw:style-name="fr1" draw:name="Frame10" text:anchor-type="page" text:anchor-page-number="10" svg:x="0in" svg:y="0in" svg:width="6.9252in" style:rel-width="100%" draw:z-index="8">
        <draw:text-box fo:min-height="0.6201in">
          <text:h text:style-name="Heading_20_1" text:outline-level="1">WBTV <text:span text:style-name="T15">10</text:span>: <text:span text:style-name="T15">Physical Layer</text:span></text:h>
          <text:p text:style-name="P129">Version 1 by Daniel Dunn, Public Domain/CC0</text:p>
        </draw:text-box>
      </draw:frame>
      <draw:frame draw:style-name="fr1" draw:name="Frame11" text:anchor-type="page" text:anchor-page-number="11" svg:x="0in" svg:y="0in" svg:width="6.9252in" style:rel-width="100%" draw:z-index="11">
        <draw:text-box fo:min-height="0.6201in">
          <text:h text:style-name="Heading_20_1" text:outline-level="1">WBTV <text:span text:style-name="T15">11</text:span>: <text:span text:style-name="T23">Nick IDs</text:span></text:h>
          <text:p text:style-name="P129">Version 1.<text:span text:style-name="T38">1</text:span> by Daniel Dunn, Public Domain/CC0</text:p>
        </draw:text-box>
      </draw:frame>
      <draw:frame draw:style-name="fr1" draw:name="Frame12" text:anchor-type="page" text:anchor-page-number="12" svg:x="0in" svg:y="0in" svg:width="6.9252in" style:rel-width="100%" draw:z-index="10">
        <draw:text-box fo:min-height="0.6201in">
          <text:h text:style-name="Heading_20_1" text:outline-level="1">WBTV <text:span text:style-name="T15">12</text:span>: <text:span text:style-name="T25">Navigation Device Protocol</text:span></text:h>
          <text:p text:style-name="P129">Version 1 by Daniel Dunn, Public Domain/CC0</text:p>
        </draw:text-box>
      </draw:frame>
      <draw:frame draw:style-name="fr1" draw:name="Frame8" text:anchor-type="page" text:anchor-page-number="8" svg:x="0in" svg:y="0in" svg:width="6.9252in" style:rel-width="100%" draw:z-index="7">
        <draw:text-box fo:min-height="0.6201in">
          <text:h text:style-name="Heading_20_1" text:outline-level="1">WBTV <text:span text:style-name="T13">8</text:span>: Stage Light Control <text:span text:style-name="T13">Extensions</text:span></text:h>
          <text:p text:style-name="P129">Version 1 by Daniel Dunn, Public Domain/CC0</text:p>
        </draw:text-box>
      </draw:frame>
      <draw:frame draw:style-name="fr1" draw:name="Frame13" text:anchor-type="page" text:anchor-page-number="13" svg:x="0in" svg:y="0in" svg:width="6.9252in" style:rel-width="100%" draw:z-index="12">
        <draw:text-box fo:min-height="0.6201in">
          <text:h text:style-name="Heading_20_1" text:outline-level="1">WBTV <text:span text:style-name="T15">13</text:span>: <text:span text:style-name="T35">Stage Info Protocol</text:span></text:h>
          <text:p text:style-name="P129">Version 1 by Daniel Dunn, Public Domain/CC0</text:p>
        </draw:text-box>
      </draw:frame>
      <draw:frame draw:style-name="fr1" draw:name="Frame14" text:anchor-type="page" text:anchor-page-number="14" svg:x="0in" svg:y="0in" svg:width="6.9252in" style:rel-width="100%" draw:z-index="13">
        <draw:text-box fo:min-height="0.6201in">
          <text:h text:style-name="P128" text:outline-level="1">WBTV 14: Format Specifier Bytes</text:h>
          <text:p text:style-name="P45">Version 1 by Daniel Dunn, <text:s/><text:span text:style-name="T13">Public Domain/CC0</text:span></text:p>
        </draw:text-box>
      </draw:frame>
      <draw:frame draw:style-name="fr1" draw:name="Frame15" text:anchor-type="page" text:anchor-page-number="15" svg:x="0in" svg:y="0in" svg:width="6.9252in" style:rel-width="100%" draw:z-index="14">
        <draw:text-box fo:min-height="0.6201in">
          <text:h text:style-name="P128" text:outline-level="1">WBTV 15: IO Protocol</text:h>
          <text:p text:style-name="P45">Version 1 by Daniel Dunn, <text:s/><text:span text:style-name="T13">Public Domain/CC0</text:span></text:p>
        </draw:text-box>
      </draw:frame>
      <draw:frame draw:style-name="fr1" draw:name="Frame16" text:anchor-type="page" text:anchor-page-number="16" svg:x="0in" svg:y="0in" svg:width="6.9252in" style:rel-width="100%" draw:z-index="15">
        <draw:text-box fo:min-height="0.6201in">
          <text:h text:style-name="P128" text:outline-level="1">WBTV 1<text:span text:style-name="T54">6</text:span>: IO Protocol <text:span text:style-name="T54">Classes</text:span></text:h>
          <text:p text:style-name="P45">Version 1 by Daniel Dunn, <text:s/><text:span text:style-name="T13">Public Domain/CC0</text:span></text:p>
        </draw:text-box>
      </draw:frame>
      <text:h text:style-name="Heading_20_2" text:outline-level="2"><draw:frame draw:style-name="fr2" draw:name="Frame1" text:anchor-type="paragraph" svg:x="0in" svg:y="0in" svg:width="6.8445in" draw:z-index="0"><draw:text-box fo:min-height="0.4909in"><text:h text:style-name="P127" text:outline-level="1">WBTV 1 : Publish-Subscribe for Embedded Devices</text:h><text:p text:style-name="meta">Revision 1 by Daniel Dunn<text:span text:style-name="T33">, Public Domain CC0</text:span></text:p></draw:text-box></draw:frame>Introduction</text:h>
      <text:p text:style-name="P1">This page presents a simple protocol for realizing publish-subscribe messaging in small low cost embedded devices <text:span text:style-name="T33">that can be realized without special hardware over a variety of interfaces, including USB and 8-N-1 UART.</text:span></text:p>
      <text:p text:style-name="P1"/>
      <text:p text:style-name="P1">The protocol can be implemented in about 3K of memory+ 70 bytes of RAM.</text:p>
      <text:p text:style-name="P32"/>
      <text:p text:style-name="P33">Implementation of a one-to-one topology only requires a channel through which bytes can be sent. Implementing a bus topology requires a medium supporting collision detection, which can be as simple as an I2C/TWI-Like interface and standard UART.</text:p>
      <text:h text:style-name="Heading_20_2" text:outline-level="2">Semantics</text:h>
      <text:p text:style-name="P1">Each message can be thought of as pushing a “message” made of “segments” to a “channel”. Both the message segments and the name of the channel are arbitrary 8 bit strings. </text:p>
      <text:p text:style-name="P1"/>
      <text:p text:style-name="P3">All channels with &lt;=6 byte names are reserved for future standardization. </text:p>
      <text:p text:style-name="P3"/>
      <text:p text:style-name="P3">To avoid conflicts, channel names should be based on URLs or UUIDs or some other unique string, but can simply be chosen arbitrarily when global compatibility is not required.</text:p>
      <text:p text:style-name="P1"/>
      <text:h text:style-name="Heading_20_2" text:outline-level="2">Message Structure</text:h>
      <text:p text:style-name="P3">Every message begins with an exclamation point, followed by the N byte channel name, then a tilde as a separator , then the data, then a 2 byte checksum, then a closing newline(ASCII 10). </text:p>
      <text:p text:style-name="P3"/>
      <text:p text:style-name="P3">Should the message contain multiple segments, separate them with un-escaped tildes.</text:p>
      <text:p text:style-name="P3"/>
      <text:p text:style-name="P3">All data <text:span text:style-name="T33">sent over WBTV </text:span>should always be little-endian <text:span text:style-name="T33">unless there is a special reason to prefer otherwise. There is no hard limit to the message length, but messages should be kept as short as possible.</text:span></text:p>
      <text:p text:style-name="P1"/>
      <text:p text:style-name="P1"/>
      <text:p text:style-name="P1"/>
      <text:p text:style-name="P1"/>
      <text:p text:style-name="P1"/>
      <text:h text:style-name="Heading_20_2" text:outline-level="2">Escaping</text:h>
      <text:p text:style-name="P1">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1">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54"/>
      <text:p text:style-name="P54"><text:span text:style-name="T33">The function is c</text:span>alculated over all the bytes of the raw channel, the tilde<text:span text:style-name="T52">s betweeen segments</text:span>, and the raw message, but not including the escapes or any other control characters except for the tilde. </text:p>
      <text:p text:style-name="P54"/>
      <text:p text:style-name="P54">The checksum is appended to the message slow byte first, making the full message structure(control chars underlined):</text:p>
      <text:p text:style-name="Preformatted_20_Text"><text:span text:style-name="T8">!</text:span><text:span text:style-name="T1">&lt;channel&gt;</text:span><text:span text:style-name="T3">~</text:span><text:span text:style-name="T1">&lt;message&gt;&lt;fast&gt;&lt;slow&gt;</text:span><text:span text:style-name="T8">\n</text:span></text:p>
      <text:h text:style-name="Heading_20_2" text:outline-level="2">CSMA</text:h>
      <text:p text:style-name="P1"><text:span text:style-name="T33">When using a bus topology,</text:span> <text:span text:style-name="T33">a device must listen before transmitting to ensure the bus is free. With 8-N-1 UART, the bus can be considered free if it has been continually in the idle state for 1.5 Byte-Times.</text:span></text:p>
      <text:p text:style-name="P1"/>
      <text:p text:style-name="P33"><text:span text:style-name="T33">I</text:span>f the bus is found to not be free, devices must wait a random period before sensing the bus again.</text:p>
      <text:p text:style-name="P1"/>
      <text:p text:style-name="P1">Devices must also listen while transmitting, and, if they detect a collision(via the wired-or), immediately cease, wait <text:span text:style-name="T33">a</text:span> random period, and retry, <text:span text:style-name="T33">repeating as necessary, preferably with an exponentially increasing random period.</text:span></text:p>
      <text:p text:style-name="P1"/>
      <text:p text:style-name="P33">0 to 3 byte times is the suggested default range for initial random delays and for waiting to sense the bus again.</text:p>
      <text:p text:style-name="P33"/>
      <text:p text:style-name="P33">To catch collisions early without wasting time, a random delay of 0 to 2 bit-times can be inserted between bytes of the header.</text:p>
      <text:p text:style-name="P32"/>
      <text:p text:style-name="P1"/>
      <text:h text:style-name="Heading_20_2" text:outline-level="2"><text:soft-page-break/>Introduction</text:h>
      <text:p text:style-name="P2">Often there is a need to provide accurate time synchronization to many devices. This document defines a reserved channel for that purpose.</text:p>
      <text:p text:style-name="P2"/>
      <text:h text:style-name="Heading_20_2" text:outline-level="2">The TIME Channel</text:h>
      <text:p text:style-name="P1">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h text:style-name="Heading_20_3" text:outline-level="3">Accuracy Estimate</text:h>
      <text:p text:style-name="Text_20_body">This is an estimate of the accuracy, given as a 8 bit signed integer E followed by a<text:span text:style-name="T34">m</text:span> 8 bit unsigned integer M, where the maximum error in seconds is M*(2^E).</text:p>
      <text:p text:style-name="Text_20_body"/>
      <text:p text:style-name="P28">This is an extremely simple floating point format <text:s/>that can only represent positive integers.</text:p>
      <text:p text:style-name="P28"/>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9"/>
      <text:h text:style-name="Heading_20_2" text:outline-level="2"><text:s/>Introduction</text:h>
      <text:p text:style-name="P7">Often it becomes necessary to uniquely identify a device, and to enumerate devices on the bus. This document establishes rules for device IDs for WBTV devices.</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 <text:span text:style-name="T22">Big-endian encoding should be used for all UUIDs used with the WBTV protocol, even though WBTV is normally little-endian.</text:span></text:p>
      <text:p text:style-name="P23"/>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Messages must be composed of the device's UUID, <text:s text:c="2"/>then optionally <text:s/>a newline and a set of space separated keywords, then by a newline and free text. <text:s/></text:p>
      <text:p text:style-name="P28">Device specific Keywords should begin with “x-”. </text:p>
      <text:p text:style-name="P28">General Keywords:</text:p>
      <text:p text:style-name="Text_20_body"/>
      <table:table table:name="Table1" table:style-name="Table1">
        <table:table-column table:style-name="Table1.A"/>
        <table:table-column table:style-name="Table1.B"/>
        <table:table-row>
          <table:table-cell table:style-name="Table1.A1" office:value-type="string">
            <text:p text:style-name="Text_20_body">power-warn</text:p>
          </table:table-cell>
          <table:table-cell table:style-name="Table1.B1" office:value-type="string">
            <text:p text:style-name="Text_20_body">Low input voltage</text:p>
          </table:table-cell>
        </table:table-row>
        <table:table-row>
          <table:table-cell table:style-name="Table1.A2" office:value-type="string">
            <text:p text:style-name="Text_20_body">power-fail</text:p>
          </table:table-cell>
          <table:table-cell table:style-name="Table1.B2" office:value-type="string">
            <text:p text:style-name="Text_20_body">Insufficient input power</text:p>
          </table:table-cell>
        </table:table-row>
        <table:table-row>
          <table:table-cell table:style-name="Table1.A2" office:value-type="string">
            <text:p text:style-name="Text_20_body">temp-warn</text:p>
          </table:table-cell>
          <table:table-cell table:style-name="Table1.B2" office:value-type="string">
            <text:p text:style-name="Text_20_body">Overtemperature warning</text:p>
          </table:table-cell>
        </table:table-row>
        <table:table-row>
          <table:table-cell table:style-name="Table1.A2" office:value-type="string">
            <text:p text:style-name="Text_20_body">temp-fault</text:p>
          </table:table-cell>
          <table:table-cell table:style-name="Table1.B2" office:value-type="string">
            <text:p text:style-name="Text_20_body"><text:s/>Overtemperature fault</text:p>
          </table:table-cell>
        </table:table-row>
        <table:table-row>
          <table:table-cell table:style-name="Table1.A2" office:value-type="string">
            <text:p text:style-name="Text_20_body">volt-warn</text:p>
          </table:table-cell>
          <table:table-cell table:style-name="Table1.B2" office:value-type="string">
            <text:p text:style-name="Text_20_body"><text:s/>Overvoltage warning</text:p>
          </table:table-cell>
        </table:table-row>
        <table:table-row>
          <table:table-cell table:style-name="Table1.A2" office:value-type="string">
            <text:p text:style-name="Text_20_body">normal</text:p>
          </table:table-cell>
          <table:table-cell table:style-name="Table1.B2" office:value-type="string">
            <text:p text:style-name="Text_20_body"><text:s/>Normal Operation</text:p>
          </table:table-cell>
        </table:table-row>
      </table:table>
      <text:p text:style-name="Text_20_body">Most devices should not send STATUS messages, however for some devices a heartbeat/still connected signal is important.</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followed by the manufacturer name, another newline, the </text:p>
      <text:p text:style-name="Text_20_body">product name, another newline, then two newlines and any amount of free description.</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3" text:outline-level="2">Introduction</text:h>
      <text:p text:style-name="P7">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7"/>
      <text:p text:style-name="P7">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7"/>
      <text:p text:style-name="P7">Services are identified using UUIDs, and as such anyone can define a service, and publish it formally or informally in the appropriate manner, such as online or in a user manual.</text:p>
      <text:p text:style-name="P7"/>
      <text:p text:style-name="P7">Devices that provide services must have a unique UUID that is not shared even between identical devices. This UUID may also be used as a channel name without conflict to save ram.</text:p>
      <text:p text:style-name="P7"/>
      <text:p text:style-name="P7">There is no restriction against two compatible services sharing a channe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p text:style-name="Text_20_body"/>
      <text:h text:style-name="Heading_20_3" text:outline-level="3">Owning Device</text:h>
      <text:p text:style-name="P29">The first 16 bytes of a SERV message must contain the UUID of the owning device which is providing the advertised service.</text:p>
      <text:h text:style-name="P103" text:outline-level="3">Service UUID</text:h>
      <text:p text:style-name="Text_20_body">The next 16 Bytes must be the UUID of the service being provided.</text:p>
      <text:p text:style-name="Text_20_body"/>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and device specific manner.</text:p>
      <text:h text:style-name="Heading_20_2" text:outline-level="2">The Null Service</text:h>
      <text:p text:style-name="Text_20_body">This is a service with a UUID of 16 zeros. It has no specific definition. One must use the modifier bytes and device documentation to explain the channel.</text:p>
      <text:h text:style-name="P55" text:outline-level="2">The Struct Service</text:h>
      <text:p text:style-name="Text_20_body"><text:span text:style-name="T1">This service is used for simple sensors and the like. The modifier bytes must be C source code containing either or both of two struct definitions, one called input and the other output. Data sent </text:span><text:span text:style-name="T4">to </text:span><text:span text:style-name="T7">the device must be an unpadded packed little endian instance of </text:span><text:span text:style-name="T4">input</text:span><text:span text:style-name="T7">. And data sent from the device must match output. </text:span></text:p>
      <text:p text:style-name="P10"/>
      <text:p text:style-name="P10"/>
      <text:p text:style-name="P10"/>
      <text:p text:style-name="P10"/>
      <text:h text:style-name="Heading_20_2" text:outline-level="2"><text:soft-page-break/>WBTV-DAQ Service</text:h>
      <text:p text:style-name="P1">This is a WBTV4 Service that allows a device to act as a data acquisition device.</text:p>
      <text:p text:style-name="P1"/>
      <text:p text:style-name="P75"><text:span text:style-name="T9">Service UUID(hex): </text:span><text:span text:style-name="T10">0x8A9E60340D8611E4843156F31D5D46B0</text:span></text:p>
      <text:p text:style-name="P4">Where legally possible, I place this document and protocol into the Public Domain. Elsewhere I release this work under the Creative Commons Zero License.</text:p>
      <text:h text:style-name="P55" text:outline-level="2">Modifier Bytes</text:h>
      <text:p text:style-name="Text_20_body">The modifier bytes are to be used to define a set of signals, where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Text_20_body">Signed integer of specified bit width.</text:p>
      <text:h text:style-name="Heading_20_4" text:outline-level="4">f16, f32, f64, f128</text:h>
      <text:p text:style-name="Text_20_body">IEEE Float of specified bit width.</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p text:style-name="P22">Si prefixes should be preferred over expressions(mV instead of V/1000)</text:p>
      <text:p text:style-name="P22">To represent ratios, a number can be a unit, e.g. “u8 filllevel in 255”, denotes that 255 is full and 0 is empty.</text:p>
      <text:h text:style-name="Heading_20_2" text:outline-level="2">Message Format</text:h>
      <text:p text:style-name="Text_20_body">Messages sent by the device on the service channel must consist of a set of <text:span text:style-name="T2">datums</text:span><text:span text:style-name="T6">, wherin each datum is a data point from a certain signal, and is preceded by it's signal number.</text:span></text:p>
      <text:p text:style-name="P8">For example. A DAQ service channel with the modifier bytes:</text:p>
      <text:h text:style-name="P73" text:outline-level="2">u16 Voltage in mV <text:s text:c="20"/></text:h>
      <text:p text:style-name="P52">Might send a message consisting of a zero, indicating signal 0, followed by the two bytes of the 16 bit unsigned int, followed by the signal number and data for signal 0(if one existed), etc.</text:p>
      <text:p text:style-name="P52"/>
      <text:p text:style-name="P52">Devices may send one or many datum points in this way, and are not required to send all points.</text:p>
      <text:p text:style-name="P118"/>
      <text:h text:style-name="Heading_20_2" text:outline-level="2">Introduction</text:h>
      <text:p text:style-name="Text_20_body">WBTV5 Defines a service allowing devices to act as data acquisition units. This document defines extensions to the DAQ service as defined in WBTV5.</text:p>
      <text:p text:style-name="P4">Where legally possible, I place this document and protocol into the Public Domain. Elsewhere I release this work under the Creative Commons Zero License.</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P77">UUID(Hex):</text:p>
      <text:p text:style-name="P76">0xCAEDB14E0D8611E4B78578F31D5D46B0</text:p>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For example:</text:p>
      <text:p text:style-name="Text_20_body"/>
      <text:h text:style-name="Code" text:outline-level="2">u8 brightness</text:h>
      <text:p text:style-name="P53">When found in the modifier bits of a Output Control Service Channel would mean the device was listening for a message on that channel containing a 8 bit</text:p>
      <text:p text:style-name="P53"><text:s/>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text:p text:style-name="Standard">Or:</text:p>
      <text:h text:style-name="Code" text:outline-level="2">0x00, 0x00</text:h>
      <text:p text:style-name="Standard">To turn the light of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3" text:outline-level="2"><draw:frame draw:style-name="fr3" draw:name="Frame7" text:anchor-type="paragraph" svg:x="-0.1165in" svg:y="0.0299in" svg:width="7.0173in" draw:z-index="1"><draw:text-box fo:min-height="0.2744in"><text:h text:style-name="Heading_20_1" text:outline-level="1">WBTV 7: Stage Light Control </text:h><text:p text:style-name="meta">Version 1 by Daniel Dunn, <text:span text:style-name="T31">Public Domain/CC0</text:span></text:p></draw:text-box></draw:frame>Introduction</text:h>
      <text:p text:style-name="Text_20_body">The WBTV Stage light control protocol provides a standard way to control stage lighting appliances, and a way for them to provide information about themselves using a WBTV4 Service Channel.</text:p>
      <text:p text:style-name="Text_20_body">The general model is an array of 2**16 8 bit values, which may be set, or smoothly faded.</text:p>
      <text:p text:style-name="Text_20_body">Each device listens to a range of values determined by it's “start code”, the first value in it's range of addresses to listen to, set in a device-specific manner such as via a special channel or with DIP switches.</text:p>
      <text:p text:style-name="Text_20_body">Each device only needs to store info about the channels it listens to, but for efficiency, one may write to the imaginary shared space of addresses as if a single device were listening.</text:p>
      <text:p text:style-name="P4"/>
      <text:h text:style-name="Heading_20_2" text:outline-level="2">The STAGE Channel</text:h>
      <text:p text:style-name="Text_20_body">This channel is used to set and fade lighting values. Messages are a stream of commands, where each command has a command byte followed by any arguments. Devices should halt and discard the remainder upon encountering an unknown command. </text:p>
      <text:p text:style-name="Text_20_body">The total length of a STAGE message should be under 128 bytes.</text:p>
      <text:p text:style-name="Text_20_body">Compatible devices receiving a STAGE message should execute the commands sequentially, and ignore all values written or faded that do not overlap their range.</text:p>
      <text:p text:style-name="P74">Devices should internally use as many bits of precision as possible for the smoothest fading.</text:p>
      <text:p text:style-name="P74"/>
      <text:p text:style-name="P74"/>
      <text:p text:style-name="P74"/>
      <text:p text:style-name="P74"/>
      <text:p text:style-name="P74"/>
      <text:p text:style-name="P74"/>
      <text:p text:style-name="P74"/>
      <text:p text:style-name="P74"/>
      <text:p text:style-name="P74"/>
      <text:p text:style-name="P74"/>
      <text:p text:style-name="Text_20_body"/>
      <text:h text:style-name="Heading_20_2" text:outline-level="2">Commands</text:h>
      <text:h text:style-name="Heading_20_3" text:outline-level="3">0x00 Set Values</text:h>
      <text:p text:style-name="Text_20_body">This command directly writes to the virtual 2**16 <text:s/>byte space. Structure(first part at the top):</text:p>
      <table:table table:name="Table2" table:style-name="Table2">
        <table:table-column table:style-name="Table2.A"/>
        <table:table-column table:style-name="Table2.B"/>
        <table:table-row>
          <table:table-cell table:style-name="Table2.A1" office:value-type="string">
            <text:p text:style-name="Text_20_body">Fixed uint8 0x00</text:p>
          </table:table-cell>
          <table:table-cell table:style-name="Table2.B1" office:value-type="string">
            <text:p text:style-name="Text_20_body"><text:s/>Command Code </text:p>
          </table:table-cell>
        </table:table-row>
        <table:table-row>
          <table:table-cell table:style-name="Table2.A2" office:value-type="string">
            <text:p text:style-name="Text_20_body">Uint16 spos</text:p>
          </table:table-cell>
          <table:table-cell table:style-name="Table2.B2" office:value-type="string">
            <text:p text:style-name="Text_20_body"><text:s/>Start Position</text:p>
          </table:table-cell>
        </table:table-row>
        <table:table-row>
          <table:table-cell table:style-name="Table2.A2" office:value-type="string">
            <text:p text:style-name="Text_20_body">Uint8 valcount</text:p>
          </table:table-cell>
          <table:table-cell table:style-name="Table2.B2" office:value-type="string">
            <text:p text:style-name="Text_20_body"><text:s/>Number of values to write</text:p>
          </table:table-cell>
        </table:table-row>
        <table:table-row>
          <table:table-cell table:style-name="Table2.A2" office:value-type="string">
            <text:p text:style-name="Text_20_body">uint8*N data</text:p>
          </table:table-cell>
          <table:table-cell table:style-name="Table2.B2" office:value-type="string">
            <text:p text:style-name="Text_20_body"><text:s/>Values to be written</text:p>
          </table:table-cell>
        </table:table-row>
      </table:table>
      <text:p text:style-name="Text_20_body"/>
      <text:p text:style-name="Text_20_body">Where the length of data is valcount. <text:span text:style-name="T12">Any fades on any values not referenced in the command should be unaffected.</text:span></text:p>
      <text:p text:style-name="Text_20_body"/>
      <text:h text:style-name="Heading_20_3" text:outline-level="3">0x01 Fade Values</text:h>
      <text:p text:style-name="Text_20_body">This command begins a fade from the current values to the new values over a period of time.</text:p>
      <text:p text:style-name="Text_20_body">Structure:</text:p>
      <table:table table:name="Table3" table:style-name="Table3">
        <table:table-column table:style-name="Table3.A"/>
        <table:table-column table:style-name="Table3.B"/>
        <table:table-row>
          <table:table-cell table:style-name="Table3.A1" office:value-type="string">
            <text:p text:style-name="Text_20_body">Fixed uint8 0x01</text:p>
          </table:table-cell>
          <table:table-cell table:style-name="Table3.B1" office:value-type="string">
            <text:p text:style-name="Text_20_body">command code</text:p>
          </table:table-cell>
        </table:table-row>
        <table:table-row>
          <table:table-cell table:style-name="Table3.A2" office:value-type="string">
            <text:p text:style-name="Text_20_body">uint16 spos</text:p>
          </table:table-cell>
          <table:table-cell table:style-name="Table3.B2" office:value-type="string">
            <text:p text:style-name="Text_20_body">Start Address</text:p>
          </table:table-cell>
        </table:table-row>
        <table:table-row>
          <table:table-cell table:style-name="Table3.A2" office:value-type="string">
            <text:p text:style-name="Text_20_body">uint8 valcount</text:p>
          </table:table-cell>
          <table:table-cell table:style-name="Table3.B2" office:value-type="string">
            <text:p text:style-name="Text_20_body">Number of values to write</text:p>
          </table:table-cell>
        </table:table-row>
        <table:table-row>
          <table:table-cell table:style-name="Table3.A2" office:value-type="string">
            <text:p text:style-name="Text_20_body">uint8 duration</text:p>
          </table:table-cell>
          <table:table-cell table:style-name="Table3.B2" office:value-type="string">
            <text:p text:style-name="Text_20_body">Fade duration in 48ths of a second</text:p>
          </table:table-cell>
        </table:table-row>
        <table:table-row>
          <table:table-cell table:style-name="Table3.A2" office:value-type="string">
            <text:p text:style-name="Text_20_body">uint8*N data</text:p>
          </table:table-cell>
          <table:table-cell table:style-name="Table3.B2" office:value-type="string">
            <text:p text:style-name="Text_20_body"><text:s/>Fade destination values</text:p>
          </table:table-cell>
        </table:table-row>
      </table:table>
      <text:p text:style-name="Text_20_body"/>
      <text:p text:style-name="Text_20_body">Causes <text:span text:style-name="T2">valcount </text:span><text:span text:style-name="T6">values starting at </text:span><text:span text:style-name="T2">spos </text:span><text:span text:style-name="T6">to fade from their current <text:s/>values to the destination values specified in data.</text:span></text:p>
      <text:p text:style-name="P8">Any fades on any values not included in the command should continue unaffected.</text:p>
      <text:p text:style-name="P8">Where the concept of a fade is nonsensical, such as on-off only lights, fades may be ignored.</text:p>
      <text:p text:style-name="Text_20_body"/>
      <text:p text:style-name="Text_20_body"/>
      <text:p text:style-name="Text_20_body"/>
      <text:p text:style-name="Text_20_body"/>
      <text:p text:style-name="Text_20_body"/>
      <text:p text:style-name="Text_20_body"/>
      <text:p text:style-name="Text_20_body"/>
      <text:h text:style-name="P124" text:outline-level="2">Introduction</text:h>
      <text:p text:style-name="P14">The WBTV STAGE protocol defines a way of controlling lighting fixtures. This document defines an extension to the STAGE protocol allowing higher resolution control.</text:p>
      <text:p text:style-name="P14"/>
      <text:h text:style-name="P57" text:outline-level="2">Labeling</text:h>
      <text:p text:style-name="P14">Devices that are compatible with the STAGE protocol as laid out in WBTV 7 should be labeled as supporting “WBTV STAGE”. Devices also supporting all features of this document should be labeled as supporting “WBTV STAGE 2”. STAGE 2 devices must also support all commands of WBTV 7.</text:p>
      <text:p text:style-name="P14"/>
      <text:h text:style-name="P57" text:outline-level="2">16 bit commands</text:h>
      <text:p text:style-name="P90">16 bit STAGE commands use the same value space array as 8 bit commands. A write or fade to channel 5 should do exactly the same thing in 16 or 8 bit mode, besides the higher resolution.</text:p>
      <text:p text:style-name="P15"/>
      <text:p text:style-name="P14">Where possible, fades between 8 bit values should be handled internally as 16 bits for maximum smoothnes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ext_20_body"/>
      <text:p text:style-name="Text_20_body"/>
      <text:p text:style-name="Text_20_body"/>
      <text:h text:style-name="P58" text:outline-level="2">Commands</text:h>
      <text:h text:style-name="P100" text:outline-level="3">0x0<text:span text:style-name="T13">2</text:span> <text:span text:style-name="T13">16 bit </text:span>Set Values</text:h>
      <text:p text:style-name="P15">This command directly writes to the virtual 2**16 <text:s/>byte space. Structure(first part at the top):</text:p>
      <table:table table:name="Table4" table:style-name="Table4">
        <table:table-column table:style-name="Table4.A"/>
        <table:table-column table:style-name="Table4.B"/>
        <table:table-row>
          <table:table-cell table:style-name="Table4.A1" office:value-type="string">
            <text:p text:style-name="P15">Fixed uint8 0x00</text:p>
          </table:table-cell>
          <table:table-cell table:style-name="Table4.B1" office:value-type="string">
            <text:p text:style-name="P15"><text:s/>Command Code </text:p>
          </table:table-cell>
        </table:table-row>
        <table:table-row>
          <table:table-cell table:style-name="Table4.A2" office:value-type="string">
            <text:p text:style-name="P15">Uint16 spos</text:p>
          </table:table-cell>
          <table:table-cell table:style-name="Table4.B2" office:value-type="string">
            <text:p text:style-name="P15"><text:s/>Start Position</text:p>
          </table:table-cell>
        </table:table-row>
        <table:table-row>
          <table:table-cell table:style-name="Table4.A2" office:value-type="string">
            <text:p text:style-name="P15">Uint8 valcount</text:p>
          </table:table-cell>
          <table:table-cell table:style-name="Table4.B2" office:value-type="string">
            <text:p text:style-name="P15"><text:s/>Number of values to write</text:p>
          </table:table-cell>
        </table:table-row>
        <table:table-row>
          <table:table-cell table:style-name="Table4.A2" office:value-type="string">
            <text:p text:style-name="P15">Uint<text:span text:style-name="T13">16 </text:span>*N data</text:p>
          </table:table-cell>
          <table:table-cell table:style-name="Table4.B2" office:value-type="string">
            <text:p text:style-name="P15"><text:s/>Values to be written</text:p>
          </table:table-cell>
        </table:table-row>
      </table:table>
      <text:p text:style-name="P15"/>
      <text:p text:style-name="P15">Where the length of data is valcount. <text:span text:style-name="T12">Any fades on any values not referenced in the command should be unaffected.</text:span></text:p>
      <text:p text:style-name="P15"/>
      <text:h text:style-name="P100" text:outline-level="3">0x0<text:span text:style-name="T13">3</text:span> <text:span text:style-name="T13">16 bit </text:span>Fade Values</text:h>
      <text:p text:style-name="P15">This command begins a fade from the current values to the new values over a period of time.</text:p>
      <text:p text:style-name="P15">Structure:</text:p>
      <table:table table:name="Table5" table:style-name="Table5">
        <table:table-column table:style-name="Table5.A"/>
        <table:table-column table:style-name="Table5.B"/>
        <table:table-row>
          <table:table-cell table:style-name="Table5.A1" office:value-type="string">
            <text:p text:style-name="P15">Fixed uint8 0x01</text:p>
          </table:table-cell>
          <table:table-cell table:style-name="Table5.B1" office:value-type="string">
            <text:p text:style-name="P15">command code</text:p>
          </table:table-cell>
        </table:table-row>
        <table:table-row>
          <table:table-cell table:style-name="Table5.A2" office:value-type="string">
            <text:p text:style-name="P15">uint16 spos</text:p>
          </table:table-cell>
          <table:table-cell table:style-name="Table5.B2" office:value-type="string">
            <text:p text:style-name="P15">Start Address</text:p>
          </table:table-cell>
        </table:table-row>
        <table:table-row>
          <table:table-cell table:style-name="Table5.A2" office:value-type="string">
            <text:p text:style-name="P15">uint8 valcount</text:p>
          </table:table-cell>
          <table:table-cell table:style-name="Table5.B2" office:value-type="string">
            <text:p text:style-name="P15">Number of values to write</text:p>
          </table:table-cell>
        </table:table-row>
        <table:table-row>
          <table:table-cell table:style-name="Table5.A2" office:value-type="string">
            <text:p text:style-name="P15">uint8 duration</text:p>
          </table:table-cell>
          <table:table-cell table:style-name="Table5.B2" office:value-type="string">
            <text:p text:style-name="P15">Fade duration in 48ths of a second</text:p>
          </table:table-cell>
        </table:table-row>
        <table:table-row>
          <table:table-cell table:style-name="Table5.A2" office:value-type="string">
            <text:p text:style-name="P15">uint<text:span text:style-name="T13">16</text:span>*N data</text:p>
          </table:table-cell>
          <table:table-cell table:style-name="Table5.B2" office:value-type="string">
            <text:p text:style-name="P15"><text:s/>Fade destination values</text:p>
          </table:table-cell>
        </table:table-row>
      </table:table>
      <text:p text:style-name="P15"/>
      <text:p text:style-name="P15">Causes <text:span text:style-name="T2">valcount </text:span><text:span text:style-name="T6">values starting at </text:span><text:span text:style-name="T2">spos </text:span><text:span text:style-name="T6">to fade from their current <text:s/>values to the destination values specified in data.</text:span></text:p>
      <text:p text:style-name="P9">Any fades on any values not included in the command should continue unaffected.</text:p>
      <text:p text:style-name="P9">Where the concept of a fade is nonsensical, such as on-off only lights, fades may be ignored.</text:p>
      <text:p text:style-name="Text_20_body"/>
      <text:p text:style-name="Text_20_body"/>
      <text:p text:style-name="Text_20_body"/>
      <text:p text:style-name="Text_20_body"/>
      <text:p text:style-name="Text_20_body"/>
      <text:p text:style-name="Text_20_body"/>
      <text:p text:style-name="Text_20_body"/>
      <text:h text:style-name="P123" text:outline-level="2"><text:span text:style-name="T9">I</text:span>ntroduction</text:h>
      <text:p text:style-name="Text_20_body">This Document defines assorted things.</text:p>
      <text:p text:style-name="Text_20_body"/>
      <text:h text:style-name="Heading_20_2" text:outline-level="2">The RAND channel</text:h>
      <text:p text:style-name="P35">The RAND channel is to be used for random numbers. Hardware RNG devices may send random bytes on this channel, but only high quality, whitened bytes such as produced by radioactive decay or diode noise. </text:p>
      <text:p text:style-name="P35"/>
      <text:p text:style-name="P35">Messages can contain<text:span text:style-name="T12"> 1-64 random bytes. This channel should only be used for “ready to use”, full entropy, uniformly distributed bytes.</text:span></text:p>
      <text:p text:style-name="Text_20_body"/>
      <text:p text:style-name="P21">One should obviously not use these bytes for anything important if there is a possibility of rouge devices connected to the network that might spy on bytes.</text:p>
      <text:h text:style-name="Heading_20_2" text:outline-level="2">The TZOS Channel</text:h>
      <text:p text:style-name="Text_20_body">This channel allows a device to broadcast the time offset from UTC of any time zone. Messages should consist of the time zone name(as in “US/Pacific”, followed by <text:span text:style-name="T20">a null and then</text:span> the current offset from UTC(The number that, when added to UTC, would produce the time in the time zone), as a 32 bit integer.</text:p>
      <text:p text:style-name="P74">This may optionally be followed by <text:span text:style-name="T21">a 32 </text:span>bit <text:span text:style-name="T21">unsigned </text:span>integer containing the UNIX timestamp of a future time, followed by the time offset at that time <text:span text:style-name="T21">as a 32 bit integer.</text:span></text:p>
      <text:h text:style-name="Heading_20_2" text:outline-level="2">The TZRQ channel</text:h>
      <text:p text:style-name="Text_20_body">Allows a device to request the time in a specified <text:s/>time zone from any device that knows it. The message is simply the name of the time zone.</text:p>
      <text:p text:style-name="P89"/>
      <text:p text:style-name="P89">A device that knows the answer may respond with a TZOS message.</text:p>
      <text:p text:style-name="P89"/>
      <text:p text:style-name="P89"/>
      <text:p text:style-name="P89"/>
      <text:p text:style-name="P89"/>
      <text:p text:style-name="P89"/>
      <text:h text:style-name="P56" text:outline-level="2">The LCTZ channel</text:h>
      <text:p text:style-name="Text_20_body">Messages on this channel should be the name of the local time zone of the device that is sending the message, optionally followed by a NUL and then the 32 bit integer offset from UTC in seconds of that zone, <text:span text:style-name="T27">which itself may optionally be followed by a 32 bit unsigned integer time in UTC and then a 32 bit integer offset that applies after that time.</text:span></text:p>
      <text:h text:style-name="P56" text:outline-level="2">The Struct In Service:</text:h>
      <text:p text:style-name="P11">This service allows a device to recieve data formatted as an unpadded C struct. The modifier bytes must be a valid C struct definition, which should contain comments. The struct may be named anything and should use standard typedefs(uint8_t,etc). Data sent to the device must be formatted as per the struct.</text:p>
      <text:p text:style-name="P77">UUID:</text:p>
      <text:p text:style-name="P76">0xDD452C900D8711E4813782F41D5D46B0</text:p>
      <text:h text:style-name="P56" text:outline-level="2">The Struct Out Service:</text:h>
      <text:p text:style-name="P11">Same as the struct in service, except the device sends instead of receives the struct-formatted messages.</text:p>
      <text:p text:style-name="P11">UUID:</text:p>
      <text:p text:style-name="P12">0xED5690880D8711E4BA3289F41D5D46B0</text:p>
      <text:p text:style-name="P12"/>
      <text:h text:style-name="P62" text:outline-level="2">The NOTE channel</text:h>
      <text:p text:style-name="P21">This channel is used for a device to send freeform UTF8 text that is not intended to be read by a machine, such as sending copyright info or a manufacturer URL on bootup.</text:p>
      <text:p text:style-name="P21"/>
      <text:h text:style-name="P62" text:outline-level="2">The EVENT channel</text:h>
      <text:p text:style-name="P21">This channel is used for announcing or causing events to occur. <text:span text:style-name="T11">Messages must be 16 byte UUIDs representing the event.</text:span></text:p>
      <text:p text:style-name="P13"/>
      <text:p text:style-name="P13"/>
      <text:p text:style-name="P13"/>
      <text:p text:style-name="P13"/>
      <text:p text:style-name="P13"/>
      <text:p text:style-name="P13"/>
      <text:p text:style-name="P13"/>
      <text:p text:style-name="P13"/>
      <text:p text:style-name="P13"/>
      <text:p text:style-name="P121"/>
      <text:h text:style-name="P59" text:outline-level="2">Introduction</text:h>
      <text:p text:style-name="P85">This document defines several physical layer variants for WBTV.</text:p>
      <text:p text:style-name="P78"/>
      <text:h text:style-name="P59" text:outline-level="2">WBTV-A</text:h>
      <text:p text:style-name="P85"><text:span text:style-name="T17">8-N-1 Serial carried over </text:span>CAN signaling levels, <text:span text:style-name="T17">where a logical 1 is represented by the idle or recessive state</text:span>, carried over CAT5 cable using normal RJ45 jacks.</text:p>
      <text:p text:style-name="P16"/>
      <table:table table:name="Table6" table:style-name="Table6">
        <table:table-column table:style-name="Table6.A"/>
        <table:table-column table:style-name="Table6.B"/>
        <table:table-row>
          <table:table-cell table:style-name="Table6.A1" office:value-type="string">
            <text:p text:style-name="P5">RJ45 Pin</text:p>
          </table:table-cell>
          <table:table-cell table:style-name="Table6.B1" office:value-type="string">
            <text:p text:style-name="P81">Function</text:p>
          </table:table-cell>
        </table:table-row>
        <table:table-row>
          <table:table-cell table:style-name="Table6.A2" office:value-type="string">
            <text:p text:style-name="P17">1</text:p>
          </table:table-cell>
          <table:table-cell table:style-name="Table6.B2" office:value-type="string">
            <text:p text:style-name="P84">CAN_H</text:p>
          </table:table-cell>
        </table:table-row>
        <table:table-row>
          <table:table-cell table:style-name="Table6.A2" office:value-type="string">
            <text:p text:style-name="P17">2 <text:s text:c="8"/></text:p>
          </table:table-cell>
          <table:table-cell table:style-name="Table6.B2" office:value-type="string">
            <text:p text:style-name="P84">CAN_L</text:p>
          </table:table-cell>
        </table:table-row>
        <table:table-row>
          <table:table-cell table:style-name="Table6.A2" office:value-type="string">
            <text:p text:style-name="P17">3</text:p>
          </table:table-cell>
          <table:table-cell table:style-name="Table6.B2" office:value-type="string">
            <text:p text:style-name="P84">Reserved</text:p>
          </table:table-cell>
        </table:table-row>
        <table:table-row>
          <table:table-cell table:style-name="Table6.A2" office:value-type="string">
            <text:p text:style-name="P17">4</text:p>
          </table:table-cell>
          <table:table-cell table:style-name="Table6.B2" office:value-type="string">
            <text:p text:style-name="P84">Reserved/<text:span text:style-name="T17">POWER</text:span></text:p>
          </table:table-cell>
        </table:table-row>
        <table:table-row>
          <table:table-cell table:style-name="Table6.A2" office:value-type="string">
            <text:p text:style-name="P17">5</text:p>
          </table:table-cell>
          <table:table-cell table:style-name="Table6.B2" office:value-type="string">
            <text:p text:style-name="P84">Reserved/<text:span text:style-name="T17">POWER</text:span></text:p>
          </table:table-cell>
        </table:table-row>
        <table:table-row>
          <table:table-cell table:style-name="Table6.A2" office:value-type="string">
            <text:p text:style-name="P17">6</text:p>
          </table:table-cell>
          <table:table-cell table:style-name="Table6.B2" office:value-type="string">
            <text:p text:style-name="P84">Reserved</text:p>
          </table:table-cell>
        </table:table-row>
        <table:table-row>
          <table:table-cell table:style-name="Table6.A2" office:value-type="string">
            <text:p text:style-name="P17">7</text:p>
          </table:table-cell>
          <table:table-cell table:style-name="Table6.B2" office:value-type="string">
            <text:p text:style-name="P84">GND</text:p>
          </table:table-cell>
        </table:table-row>
        <table:table-row>
          <table:table-cell table:style-name="Table6.A2" office:value-type="string">
            <text:p text:style-name="P17">8</text:p>
          </table:table-cell>
          <table:table-cell table:style-name="Table6.B2" office:value-type="string">
            <text:p text:style-name="P84">GND</text:p>
          </table:table-cell>
        </table:table-row>
      </table:table>
      <text:p text:style-name="P17"/>
      <text:p text:style-name="P17">Both grounds should be connected <text:span text:style-name="T16">together. This provides protection against large ground offsets destroying devices.</text:span></text:p>
      <text:p text:style-name="P17"/>
      <text:p text:style-name="P19">If power is supplied, the total current on BOTH LINES combined is not to exceed 600ma, the voltage is not to exceed 32V with brief 35v transients allowed. </text:p>
      <text:p text:style-name="P19"/>
      <text:p text:style-name="Text_20_body"><text:span text:style-name="T19">D</text:span>evices must <text:span text:style-name="T19">be fully hot pluggable, and must </text:span>survive a hot plug to 32V via any amount of cable.</text:p>
      <text:p text:style-name="Text_20_body"/>
      <text:p text:style-name="P18">Devices with a “pass-through” port should pass through all pins directly unless a specific reason exists to do otherwise.</text:p>
      <text:p text:style-name="P18"/>
      <text:p text:style-name="P91">Devices must function properly with + or – 5 volts of offset between the grounds of <text:span text:style-name="T31">any two communicating devices.</text:span></text:p>
      <text:p text:style-name="P91"/>
      <text:p text:style-name="P91"/>
      <text:p text:style-name="P92"/>
      <text:p text:style-name="Text_20_body"><text:span text:style-name="T16">A</text:span>ny devices making use of the reserved pins for <text:span text:style-name="T32">any</text:span> purpose should be clearly labeled with what pins they use. Besides the use of 4 and 5 for power all use of reserved pins should be considered a site specific use.</text:p>
      <text:p text:style-name="Text_20_body"/>
      <text:p text:style-name="Text_20_body">Devices<text:span text:style-name="T18">(Including those with side-specific uses of reserved pins) </text:span>must sustain no damage from any combination of prolonged shorts between any pins, even with 35V power applied.<text:span text:style-name="T18"> <text:s/>Devices must also survive negative 24V applied to the CAN inputs.</text:span></text:p>
      <text:p text:style-name="P39"/>
      <text:p text:style-name="Text_20_body">Any device capable of supplying current must be current limited to 600ma to prevent fire.</text:p>
      <text:p text:style-name="Text_20_body"/>
      <text:p text:style-name="P30">Devices requiring appreciable power<text:span text:style-name="T31">(More than 150mA)</text:span> should not draw current from the bus and should instead use an external power supply. </text:p>
      <text:p text:style-name="P30"/>
      <text:p text:style-name="P40">Devices making use of an external power supply must connect their local ground to bus ground via a 3300 to 4700 ohm resistor with a power rating of at least one half watt.</text:p>
      <text:p text:style-name="P40"/>
      <text:p text:style-name="Text_20_body">Devices must keep input current ripple to a minimum, especially in the audio band.</text:p>
      <text:h text:style-name="P61" text:outline-level="2"><text:span text:style-name="T16">W</text:span>BTV-B</text:h>
      <text:p text:style-name="P18">One wire with a pull-up resistor of 3.3k to 100k to 3.3v, idle high, non inverted, 8-N-1, used as a wired-or bus in the manner of I2C.</text:p>
      <text:p text:style-name="P18"/>
      <text:p text:style-name="P31">Devices that externally expose a WBTV-B connection must have a reasonable level of ESD protection and protection against any combination of shorts on the WBTV-B connector pins.</text:p>
      <text:p text:style-name="P31"/>
      <text:p text:style-name="P31">Since <text:span text:style-name="T35">most </text:span>5V devices will still register 3.3V logic levels, most 3.3V or 5V devices can be connected simply with a 100-220 ohm protection resistor and a s<text:span text:style-name="T35">ch</text:span>ottky diode.</text:p>
      <text:h text:style-name="P61" text:outline-level="2">WBTB-USB</text:h>
      <text:p text:style-name="P20">Full-duplex(No CSMA) over a virtual USB COM port. </text:p>
      <text:h text:style-name="Heading_20_2" text:outline-level="2">WBTV-U</text:h>
      <text:p text:style-name="P18">Full duplex serial over standard TTL level signaling. Should be written with the voltage used(e.g. WBTV-U(5V)) <text:span text:style-name="T32">or WBTV-U5</text:span></text:p>
      <text:p text:style-name="P120"/>
      <text:h text:style-name="P60" text:outline-level="2">Introduction</text:h>
      <text:p text:style-name="P86">This document d<text:span text:style-name="T23">efines a way of assigning 2 byte “Nick IDs” to devices, which may also be used as STAGE start addresses. It also defines an extension to the TIME protocol.</text:span></text:p>
      <text:p text:style-name="P80"/>
      <text:h text:style-name="P63" text:outline-level="2">The Nick ID</text:h>
      <text:p text:style-name="P24">A nick ID is a 2 byte unsigned integer, always sent little-endian, that represents a node in a compact manner. Devices supporting nick IDs should store them in flash or EEPROM and should not change them unless explicitly commanded to or manually set.</text:p>
      <text:p text:style-name="P24"/>
      <text:p text:style-name="P24">Nick IDs are deliberately much larger than the likely number of de<text:span text:style-name="T37">v</text:span>ices on a bus for flexibility of assignment. In particular, nick IDs may also be used as STAGE start addresses, giving devi<text:span text:style-name="T24">c</text:span>es an easy standard way to set their start code via the bus.</text:p>
      <text:p text:style-name="P24"/>
      <text:p text:style-name="P25">All nick IDs below 4096 are reserved. Nick ID 0 is reserved for <text:span text:style-name="T53">broadcast</text:span>, Nick ID <text:span text:style-name="T53">2</text:span> is reserved for <text:span text:style-name="T53">unassigned but assignable via NICKID</text:span>, </text:p>
      <text:p text:style-name="P25"/>
      <text:p text:style-name="P25"><text:span text:style-name="T32">Nick ID </text:span>2 <text:span text:style-name="T32">is </text:span>for “Unassigned and not assignable”, to be used as a placeholder for <text:span text:style-name="T31">devices</text:span> not supporting true nick IDs <text:span text:style-name="T31">to use in contexts where a Nick ID is required.</text:span></text:p>
      <text:p text:style-name="P24"/>
      <text:p text:style-name="P41">Nick ID 3 is reserved for “Unassigned and only assignable temporarily”, <text:s/>for use when the device does not have writable eeprom to store addresses.</text:p>
      <text:p text:style-name="P41"/>
      <text:p text:style-name="P24">IDs 32 through 255 are reserved for devices that set their ID via manual means such as a DIP switch.</text:p>
      <text:p text:style-name="P109"/>
      <text:p text:style-name="P109">IDs between 1024 and 2048 are reserved for devices using their nick ID as a STAGE address as well, <text:span text:style-name="T31">although such devices may use any address.</text:span></text:p>
      <text:p text:style-name="P109"/>
      <text:p text:style-name="P112"><text:span text:style-name="T31">I</text:span>Ds between 2048 and 2560 should be regarded as temporary addresses. A device commanded to use an address in this range should not save it to non-volatile memory and should revert to default at next boot.</text:p>
      <text:p text:style-name="P111"/>
      <text:p text:style-name="P95"/>
      <text:p text:style-name="P95"/>
      <text:p text:style-name="P95">When displaying Nick IDs in user software, they should be shown as padded 4 digit hexadecimal numbers, except in the context of STAGE protocol identifiers, where they should be shown in decimal.</text:p>
      <text:p text:style-name="P109"/>
      <text:p text:style-name="P94">Devices must be designed so that overlapping Nick IDs will not cause crashes as overlapping STAGE start codes may be required for some applications.</text:p>
      <text:h text:style-name="P63" text:outline-level="2">The MYNICK channel</text:h>
      <text:p text:style-name="P24">This channel is used for a device to announce it's nick ID. The data is simply the devices UUID followed immediately by it's current nick ID.</text:p>
      <text:p text:style-name="P24"/>
      <text:p text:style-name="P24">Devices should send this message on power-up/<text:span text:style-name="T31">first connection to the network, </text:span>and when <text:span text:style-name="T31">they receive a SCAN message.</text:span></text:p>
      <text:p text:style-name="P24"/>
      <text:h text:style-name="P63" text:outline-level="2">The NICKID channel</text:h>
      <text:p text:style-name="P24">This channel is used to set the nick ID of a device. The message is simply the 16 byte UUID of the target device followed by the desired new nick ID. The device may respond with a MYNICK message announcing it's new ID.</text:p>
      <text:p text:style-name="P24"/>
      <text:h text:style-name="P64" text:outline-level="2">TIME Extension</text:h>
      <text:p text:style-name="P36">A device may optionally append it's two-byte nick ID to the end of a TIME message, to indicate the sender and allow devices to better choose their time source.</text:p>
      <text:p text:style-name="P36"/>
      <text:h text:style-name="P66" text:outline-level="2">The RANDOM channel</text:h>
      <text:p text:style-name="P37">This channel is like the simpler RAND channel, except messages are prefixed with the sender's Nick ID, and then 0-56 bytes of random data, which must be ready to use, uniformly distributed, ready to use, already whitened, full entropy randomness generated by a physical source.</text:p>
      <text:p text:style-name="P24"/>
      <text:p text:style-name="P24"/>
      <text:p text:style-name="P24"/>
      <text:p text:style-name="P24"/>
      <text:p text:style-name="P24"/>
      <text:p text:style-name="P24"/>
      <text:p text:style-name="P24"/>
      <text:h text:style-name="P125" text:outline-level="2">Introduction</text:h>
      <text:p text:style-name="P87">This document d<text:span text:style-name="T23">efines a way of broadcasting navigation data via WBTV.</text:span></text:p>
      <text:p text:style-name="P79"/>
      <text:h text:style-name="P65" text:outline-level="2">The NAV channel</text:h>
      <text:p text:style-name="P26">This channel is defined for use with terrestrial and satellite navigation receivers. All messages must have the following format:</text:p>
      <text:p text:style-name="P26"/>
      <text:h text:style-name="P101" text:outline-level="3">Latitude i32</text:h>
      <text:p text:style-name="P110">The Latitude as tenths of millionths of degrees stored as a signed integer.</text:p>
      <text:h text:style-name="P101" text:outline-level="3">Latitude Fine u8</text:h>
      <text:p text:style-name="P26">The fine part latitude in billionths of degrees away from 0 relative to Latitude.</text:p>
      <text:h text:style-name="P101" text:outline-level="3">Longitude i32</text:h>
      <text:p text:style-name="P110">The Latitude as tenths of millionths of degrees stored as a signed integer.</text:p>
      <text:h text:style-name="P101" text:outline-level="3">Longitude Fine u8</text:h>
      <text:p text:style-name="P26">The fine part latitude in billionths of degrees away from 0 relative to Latitude.</text:p>
      <text:h text:style-name="P101" text:outline-level="3">Altitude i32</text:h>
      <text:p text:style-name="P26">The altitude relative to sea level in mm.</text:p>
      <text:h text:style-name="P101" text:outline-level="3">32 bit Heading </text:h>
      <text:p text:style-name="P26">The compass heading in signed <text:span text:style-name="T28">tenths of </text:span>microdegrees</text:p>
      <text:h text:style-name="P101" text:outline-level="3">32 bit Speed</text:h>
      <text:p text:style-name="P26">The current speed in <text:span text:style-name="T26">mm</text:span> per second.</text:p>
      <text:h text:style-name="P101" text:outline-level="3">8 Bit Satellites in View</text:h>
      <text:p text:style-name="P26">The current number of satellites in view of the receiver.</text:p>
      <text:h text:style-name="P102" text:outline-level="3">16 Bit Horizontal Position Error</text:h>
      <text:p text:style-name="P27">The current estimated position error in mm, where 2**16-<text:span text:style-name="T29">1</text:span>= too high to represent. Values above ~65m will not be representable.</text:p>
      <text:p text:style-name="P27"/>
      <text:p text:style-name="P27"/>
      <text:h text:style-name="P102" text:outline-level="3">16 Bit <text:span text:style-name="T53">Vertical</text:span> Position Error</text:h>
      <text:p text:style-name="P27">The current estimated vertical position error in mm, where 2**16-<text:span text:style-name="T29">1</text:span>= too high to represent. Values above ~65m will not be representable.</text:p>
      <text:h text:style-name="P102" text:outline-level="3">16 Bit Timestamp</text:h>
      <text:p text:style-name="P27">The least significant 16 bits of the count of 256ths of a second since the UNIX epoch in UTC(Leap seconds should be used)</text:p>
      <text:h text:style-name="P102" text:outline-level="3">Optional: 16 bit Nick ID</text:h>
      <text:p text:style-name="P27">A device may optionally end the message with it's Nick ID.</text:p>
      <text:h text:style-name="P102" text:outline-level="3">Total Message Size</text:h>
      <text:p text:style-name="P27">The data of this message is 31 bytes. Even after framing and arbitration, the message should not be longer than 48 bytes.</text:p>
      <text:p text:style-name="P27"/>
      <text:p text:style-name="P27">The message does not include time information beyond what is necessary for timestamping because the TIME message type should be used for time synchronization. GPS receivers should provide time information where possibl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26" text:outline-level="2">Introduction</text:h>
      <text:p text:style-name="P38">This document defines a way for WBTV devices to describe what STAGE protocol features they support and what they do.</text:p>
      <text:p text:style-name="P38"/>
      <text:h text:style-name="P67" text:outline-level="2">The STG<text:span text:style-name="T36">PFL</text:span> channel</text:h>
      <text:p text:style-name="P38">Messages on this channel follow a simple format comprised of the sending device's STAGE start address, <text:span text:style-name="T36"><text:s/>followed by two reserved bytes, followed by a number of bytes where each byte indicates the type of data the device expects on one of its input channels. The first byte denotes the input mapped to its start address.</text:span></text:p>
      <text:p text:style-name="P38"/>
      <text:p text:style-name="P41"><text:span text:style-name="T36">C</text:span>hannel types above 192 are reserved should be assumed to denote special function codes that should cause an error if not recognized.</text:p>
      <text:p text:style-name="P41"/>
      <text:h text:style-name="P68" text:outline-level="2">192 Compression</text:h>
      <text:p text:style-name="P41">A 192followed by two additional bytes A and B denotes B more repeats of the previous A bytes, such that 1,2,3,1,2,3 could be represented as 1,2,3,192,3,1</text:p>
      <text:p text:style-name="P41"/>
      <text:h text:style-name="P68" text:outline-level="2">16 Bit Support flag</text:h>
      <text:p text:style-name="P41">A 193 appearing anywhere in the channel list indicates 16 bit support for both fades and sets.</text:p>
      <text:p text:style-name="P42"/>
      <text:p text:style-name="P42"/>
      <text:p text:style-name="P42"/>
      <text:p text:style-name="P42"/>
      <text:p text:style-name="P42"/>
      <text:p text:style-name="P42"/>
      <text:p text:style-name="P42"/>
      <text:p text:style-name="P42"/>
      <text:p text:style-name="P42"/>
      <text:p text:style-name="P42"/>
      <text:p text:style-name="P38"/>
      <text:p text:style-name="P38"/>
      <text:p text:style-name="P38"/>
      <text:p text:style-name="P38"/>
      <text:p text:style-name="P38"/>
      <text:p text:style-name="P38"/>
      <text:p text:style-name="P38"/>
      <text:p text:style-name="P38"/>
      <text:p text:style-name="P38"/>
      <text:h text:style-name="P67" text:outline-level="2">Channel Types</text:h>
      <text:p text:style-name="P38">The channel type codes are as follows:</text:p>
      <text:p text:style-name="P93"/>
      <text:list xml:id="list226388332337043638" text:style-name="L1">
        <text:list-item>
          <text:p text:style-name="P144">Generic Dimming</text:p>
        </text:list-item>
        <text:list-item>
          <text:p text:style-name="P144">Red Channel</text:p>
        </text:list-item>
        <text:list-item>
          <text:p text:style-name="P144">Green Channel</text:p>
        </text:list-item>
        <text:list-item>
          <text:p text:style-name="P144">Blue Channel</text:p>
        </text:list-item>
        <text:list-item>
          <text:p text:style-name="P144">Other Color Channel</text:p>
        </text:list-item>
        <text:list-item>
          <text:p text:style-name="P144">Blacklight channel</text:p>
        </text:list-item>
        <text:list-item>
          <text:p text:style-name="P145">Incandescent Channel</text:p>
        </text:list-item>
        <text:list-item>
          <text:p text:style-name="P144">Hue</text:p>
        </text:list-item>
        <text:list-item>
          <text:p text:style-name="P144">Saturation</text:p>
        </text:list-item>
        <text:list-item>
          <text:p text:style-name="P144">Value</text:p>
        </text:list-item>
        <text:list-item>
          <text:p text:style-name="P144">Mode Select</text:p>
        </text:list-item>
        <text:list-item>
          <text:p text:style-name="P144">X position</text:p>
        </text:list-item>
        <text:list-item>
          <text:p text:style-name="P144">Y position</text:p>
        </text:list-item>
        <text:list-item>
          <text:p text:style-name="P144">Z focus</text:p>
        </text:list-item>
        <text:list-item>
          <text:p text:style-name="P146">Fog Control</text:p>
        </text:list-item>
        <text:list-item>
          <text:p text:style-name="P144">Gobo Select <text:span text:style-name="T37">Control</text:span></text:p>
        </text:list-item>
        <text:list-item>
          <text:p text:style-name="P144">Gobo Rotate</text:p>
        </text:list-item>
        <text:list-item>
          <text:p text:style-name="P144">Frequency</text:p>
        </text:list-item>
        <text:list-item>
          <text:p text:style-name="P146">Duty Cycle</text:p>
        </text:list-item>
        <text:list-item>
          <text:p text:style-name="P144">Air-Moving Fan</text:p>
        </text:list-item>
        <text:list-item>
          <text:p text:style-name="P144">Water Effect</text:p>
        </text:list-item>
        <text:list-item>
          <text:p text:style-name="P144">Pneumatic Effect</text:p>
        </text:list-item>
        <text:list-item>
          <text:p text:style-name="P144">Motor Control</text:p>
        </text:list-item>
        <text:list-item>
          <text:p text:style-name="P144">Rotational Position</text:p>
        </text:list-item>
        <text:list-item>
          <text:p text:style-name="P144">Linear Position</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23" text:outline-level="2"><text:span text:style-name="T46">I</text:span>ntroduction</text:h>
      <text:p text:style-name="P156">This document d<text:span text:style-name="T23">efines a way of describing the format of a datum in a single byte. </text:span></text:p>
      <text:p text:style-name="P156"/>
      <text:p text:style-name="P156"><text:span text:style-name="T23">This document also defines a friendly ASCII representation of the types, which is compatible with common shorthand notation that is used elsewhere in WBTV. For example, an unsigned 8 bit integer could be denoted as u8, wheras False would be b0-false(0 byte blob with modifier false), and an 8 bit unsigned count of hundredths would be u8-centi.</text:span></text:p>
      <text:p text:style-name="P88"/>
      <text:p text:style-name="P157">In general, specifiers for ASCII representations are listed in parenthesis in the lists. The exception is fixed-length blobs, which should always be represented in bytes(A blob that must be 64 bits long would be b8, not b64.<text:span text:style-name="T62">)</text:span></text:p>
      <text:h text:style-name="P69" text:outline-level="2">Bits 0(LSB) and 1:</text:h>
      <text:p text:style-name="P43">The first two bits indicate the data type as follow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41">Bit 0</text:p>
            </table:table-cell>
            <table:table-cell table:style-name="Table7.A1" office:value-type="string">
              <text:p text:style-name="P141">Bit 1</text:p>
            </table:table-cell>
            <table:table-cell table:style-name="Table7.C1" office:value-type="string">
              <text:p text:style-name="P141">Type</text:p>
            </table:table-cell>
          </table:table-row>
        </table:table-header-rows>
        <table:table-row>
          <table:table-cell table:style-name="Table7.A2" office:value-type="string">
            <text:p text:style-name="P130">0</text:p>
          </table:table-cell>
          <table:table-cell table:style-name="Table7.A2" office:value-type="string">
            <text:p text:style-name="P130">0</text:p>
          </table:table-cell>
          <table:table-cell table:style-name="Table7.C2" office:value-type="string">
            <text:p text:style-name="P131">Blob/Other <text:span text:style-name="T40">Binary (b)</text:span></text:p>
          </table:table-cell>
        </table:table-row>
        <table:table-row>
          <table:table-cell table:style-name="Table7.A2" office:value-type="string">
            <text:p text:style-name="P130">1</text:p>
          </table:table-cell>
          <table:table-cell table:style-name="Table7.A2" office:value-type="string">
            <text:p text:style-name="P130">0</text:p>
          </table:table-cell>
          <table:table-cell table:style-name="Table7.C2" office:value-type="string">
            <text:p text:style-name="P130">Unsigned Integer <text:span text:style-name="T59">(u)</text:span></text:p>
          </table:table-cell>
        </table:table-row>
        <table:table-row>
          <table:table-cell table:style-name="Table7.A2" office:value-type="string">
            <text:p text:style-name="P130">0</text:p>
          </table:table-cell>
          <table:table-cell table:style-name="Table7.A2" office:value-type="string">
            <text:p text:style-name="P130">1</text:p>
          </table:table-cell>
          <table:table-cell table:style-name="Table7.C2" office:value-type="string">
            <text:p text:style-name="P160"><text:span text:style-name="T39">Two's complement Integer (i)</text:span></text:p>
          </table:table-cell>
        </table:table-row>
        <table:table-row>
          <table:table-cell table:style-name="Table7.A2" office:value-type="string">
            <text:p text:style-name="P130">1</text:p>
          </table:table-cell>
          <table:table-cell table:style-name="Table7.A2" office:value-type="string">
            <text:p text:style-name="P130">1</text:p>
          </table:table-cell>
          <table:table-cell table:style-name="Table7.C2" office:value-type="string">
            <text:p text:style-name="P160"><text:span text:style-name="T60">IEEE Float or Other( f)</text:span></text:p>
          </table:table-cell>
        </table:table-row>
      </table:table>
      <text:h text:style-name="P69" text:outline-level="2">Bits 2 and 3:</text:h>
      <text:p text:style-name="P43">The second two bits indicate the data size as follows:</text:p>
      <text:p text:style-name="P82">For Numeric Types<text:span text:style-name="T41">(Integer, Unsigned int, IEEE Float)</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1">Bit <text:span text:style-name="T39">2</text:span></text:p>
            </table:table-cell>
            <table:table-cell table:style-name="Table8.A1" office:value-type="string">
              <text:p text:style-name="P141">Bit <text:span text:style-name="T39">3</text:span></text:p>
            </table:table-cell>
            <table:table-cell table:style-name="Table8.C1" office:value-type="string">
              <text:p text:style-name="P141">Type</text:p>
            </table:table-cell>
          </table:table-row>
        </table:table-header-rows>
        <table:table-row>
          <table:table-cell table:style-name="Table8.A2" office:value-type="string">
            <text:p text:style-name="P130">0</text:p>
          </table:table-cell>
          <table:table-cell table:style-name="Table8.A2" office:value-type="string">
            <text:p text:style-name="P130">0</text:p>
          </table:table-cell>
          <table:table-cell table:style-name="Table8.C2" office:value-type="string">
            <text:p text:style-name="P132">1 byte in length <text:span text:style-name="T46">or Reserved if Float(8)</text:span></text:p>
          </table:table-cell>
        </table:table-row>
        <table:table-row table:style-name="Table8.3">
          <table:table-cell table:style-name="Table8.A2" office:value-type="string">
            <text:p text:style-name="P130">1</text:p>
          </table:table-cell>
          <table:table-cell table:style-name="Table8.A2" office:value-type="string">
            <text:p text:style-name="P130">0</text:p>
          </table:table-cell>
          <table:table-cell table:style-name="Table8.C2" office:value-type="string">
            <text:p text:style-name="P132">2 bytes in length<text:span text:style-name="T59"> (16)</text:span></text:p>
          </table:table-cell>
        </table:table-row>
        <table:table-row>
          <table:table-cell table:style-name="Table8.A2" office:value-type="string">
            <text:p text:style-name="P130">0</text:p>
          </table:table-cell>
          <table:table-cell table:style-name="Table8.A2" office:value-type="string">
            <text:p text:style-name="P130">1</text:p>
          </table:table-cell>
          <table:table-cell table:style-name="Table8.C2" office:value-type="string">
            <text:p text:style-name="P132">4 bytes in length<text:span text:style-name="T59"> (32)</text:span></text:p>
          </table:table-cell>
        </table:table-row>
        <table:table-row>
          <table:table-cell table:style-name="Table8.A2" office:value-type="string">
            <text:p text:style-name="P130">1</text:p>
          </table:table-cell>
          <table:table-cell table:style-name="Table8.A2" office:value-type="string">
            <text:p text:style-name="P130">1</text:p>
          </table:table-cell>
          <table:table-cell table:style-name="Table8.C2" office:value-type="string">
            <text:p text:style-name="P132">8 bytes in length <text:span text:style-name="T59">(64)</text:span></text:p>
          </table:table-cell>
        </table:table-row>
      </table:table>
      <text:p text:style-name="P43"/>
      <text:p text:style-name="P6">For Blob/Other Type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41">Bit <text:span text:style-name="T39">2</text:span></text:p>
            </table:table-cell>
            <table:table-cell table:style-name="Table9.A1" office:value-type="string">
              <text:p text:style-name="P141">Bit <text:span text:style-name="T39">3</text:span></text:p>
            </table:table-cell>
            <table:table-cell table:style-name="Table9.C1" office:value-type="string">
              <text:p text:style-name="P141">Type</text:p>
            </table:table-cell>
          </table:table-row>
        </table:table-header-rows>
        <table:table-row>
          <table:table-cell table:style-name="Table9.A2" office:value-type="string">
            <text:p text:style-name="P130">0</text:p>
          </table:table-cell>
          <table:table-cell table:style-name="Table9.A2" office:value-type="string">
            <text:p text:style-name="P130">0</text:p>
          </table:table-cell>
          <table:table-cell table:style-name="Table9.C2" office:value-type="string">
            <text:p text:style-name="P132">0 byte in length <text:span text:style-name="T59">(0)</text:span></text:p>
          </table:table-cell>
        </table:table-row>
        <table:table-row>
          <table:table-cell table:style-name="Table9.A2" office:value-type="string">
            <text:p text:style-name="P130">1</text:p>
          </table:table-cell>
          <table:table-cell table:style-name="Table9.A2" office:value-type="string">
            <text:p text:style-name="P130">0</text:p>
          </table:table-cell>
          <table:table-cell table:style-name="Table9.C2" office:value-type="string">
            <text:p text:style-name="P132">1 bytes in length <text:span text:style-name="T59">(1)</text:span></text:p>
          </table:table-cell>
        </table:table-row>
        <table:table-row>
          <table:table-cell table:style-name="Table9.A2" office:value-type="string">
            <text:p text:style-name="P130">0</text:p>
          </table:table-cell>
          <table:table-cell table:style-name="Table9.A2" office:value-type="string">
            <text:p text:style-name="P130">1</text:p>
          </table:table-cell>
          <table:table-cell table:style-name="Table9.C2" office:value-type="string">
            <text:p text:style-name="P133">2 bytes in length <text:span text:style-name="T59">(2)</text:span></text:p>
          </table:table-cell>
        </table:table-row>
        <table:table-row>
          <table:table-cell table:style-name="Table9.A2" office:value-type="string">
            <text:p text:style-name="P130">1</text:p>
          </table:table-cell>
          <table:table-cell table:style-name="Table9.A2" office:value-type="string">
            <text:p text:style-name="P130">1</text:p>
          </table:table-cell>
          <table:table-cell table:style-name="Table9.C2" office:value-type="string">
            <text:p text:style-name="P132">Prefixed by 1 length byte <text:span text:style-name="T59">(n)</text:span></text:p>
          </table:table-cell>
        </table:table-row>
      </table:table>
      <text:h text:style-name="P142" text:outline-level="2"><text:span text:style-name="T40">Bits 4 through 7</text:span></text:h>
      <text:p text:style-name="P44">Bits 4 through <text:s/>5 describe a modifier that may be applied to the data. <text:span text:style-name="T42">For numeric types</text:span> this modifier is a multiplier used to map real numbers to integers. <text:span text:style-name="T44">To decode, the number should be multiplied by the number in the table.</text:span></text:p>
      <table:table table:name="Table10" table:style-name="Table10">
        <table:table-column table:style-name="Table10.A"/>
        <table:table-column table:style-name="Table10.B" table:number-columns-repeated="2"/>
        <table:table-column table:style-name="Table10.D"/>
        <table:table-column table:style-name="Table10.E"/>
        <table:table-row>
          <table:table-cell table:style-name="Table10.A1" office:value-type="string">
            <text:p text:style-name="P134">Bit 4</text:p>
          </table:table-cell>
          <table:table-cell table:style-name="Table10.A1" office:value-type="string">
            <text:p text:style-name="P134">Bit 5</text:p>
          </table:table-cell>
          <table:table-cell table:style-name="Table10.A1" office:value-type="string">
            <text:p text:style-name="P134">Bit 6</text:p>
          </table:table-cell>
          <table:table-cell table:style-name="Table10.A1" office:value-type="string">
            <text:p text:style-name="P134">Bit 7(MSB)</text:p>
          </table:table-cell>
          <table:table-cell table:style-name="Table10.E1" office:value-type="string">
            <text:p text:style-name="P134">Multiplier</text:p>
          </table:table-cell>
        </table:table-row>
        <table:table-row>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0</text:p>
          </table:table-cell>
          <table:table-cell table:style-name="Table10.E2" office:value-type="string">
            <text:p text:style-name="P134">10**-15 <text:span text:style-name="T61">(femto)</text:span></text:p>
          </table:table-cell>
        </table:table-row>
        <table:table-row>
          <table:table-cell table:style-name="Table10.A2" office:value-type="string">
            <text:p text:style-name="P134">1</text:p>
          </table:table-cell>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0</text:p>
          </table:table-cell>
          <table:table-cell table:style-name="Table10.E2" office:value-type="string">
            <text:p text:style-name="P134"><text:span text:style-name="T45">10</text:span>**-12 <text:span text:style-name="T61">(pico)</text:span></text:p>
          </table:table-cell>
        </table:table-row>
        <table:table-row>
          <table:table-cell table:style-name="Table10.A2" office:value-type="string">
            <text:p text:style-name="P134">0</text:p>
          </table:table-cell>
          <table:table-cell table:style-name="Table10.A2" office:value-type="string">
            <text:p text:style-name="P134">1</text:p>
          </table:table-cell>
          <table:table-cell table:style-name="Table10.A2" office:value-type="string">
            <text:p text:style-name="P134">0</text:p>
          </table:table-cell>
          <table:table-cell table:style-name="Table10.A2" office:value-type="string">
            <text:p text:style-name="P134">0</text:p>
          </table:table-cell>
          <table:table-cell table:style-name="Table10.E2" office:value-type="string">
            <text:p text:style-name="P134"><text:span text:style-name="T45">10</text:span>**-9 <text:span text:style-name="T61">(nano)</text:span></text:p>
          </table:table-cell>
        </table:table-row>
        <table:table-row>
          <table:table-cell table:style-name="Table10.A2" office:value-type="string">
            <text:p text:style-name="P134">1</text:p>
          </table:table-cell>
          <table:table-cell table:style-name="Table10.A2" office:value-type="string">
            <text:p text:style-name="P134">1</text:p>
          </table:table-cell>
          <table:table-cell table:style-name="Table10.A2" office:value-type="string">
            <text:p text:style-name="P134">0</text:p>
          </table:table-cell>
          <table:table-cell table:style-name="Table10.A2" office:value-type="string">
            <text:p text:style-name="P134">0</text:p>
          </table:table-cell>
          <table:table-cell table:style-name="Table10.E2" office:value-type="string">
            <text:p text:style-name="P134"><text:span text:style-name="T45">10</text:span>**-6 <text:span text:style-name="T61">(micro)</text:span></text:p>
          </table:table-cell>
        </table:table-row>
        <table:table-row>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1</text:p>
          </table:table-cell>
          <table:table-cell table:style-name="Table10.A2" office:value-type="string">
            <text:p text:style-name="P134">0</text:p>
          </table:table-cell>
          <table:table-cell table:style-name="Table10.E2" office:value-type="string">
            <text:p text:style-name="P134"><text:span text:style-name="T45">1</text:span>**-3 <text:span text:style-name="T61">(milli)</text:span></text:p>
          </table:table-cell>
        </table:table-row>
        <table:table-row>
          <table:table-cell table:style-name="Table10.A2" office:value-type="string">
            <text:p text:style-name="P134">1</text:p>
          </table:table-cell>
          <table:table-cell table:style-name="Table10.A2" office:value-type="string">
            <text:p text:style-name="P134">0</text:p>
          </table:table-cell>
          <table:table-cell table:style-name="Table10.A2" office:value-type="string">
            <text:p text:style-name="P134">1</text:p>
          </table:table-cell>
          <table:table-cell table:style-name="Table10.A2" office:value-type="string">
            <text:p text:style-name="P134">0</text:p>
          </table:table-cell>
          <table:table-cell table:style-name="Table10.E2" office:value-type="string">
            <text:p text:style-name="P134">1 <text:span text:style-name="T61">(one)</text:span></text:p>
          </table:table-cell>
        </table:table-row>
        <table:table-row>
          <table:table-cell table:style-name="Table10.A2" office:value-type="string">
            <text:p text:style-name="P134">0</text:p>
          </table:table-cell>
          <table:table-cell table:style-name="Table10.A2" office:value-type="string">
            <text:p text:style-name="P134">1</text:p>
          </table:table-cell>
          <table:table-cell table:style-name="Table10.A2" office:value-type="string">
            <text:p text:style-name="P134">1</text:p>
          </table:table-cell>
          <table:table-cell table:style-name="Table10.A2" office:value-type="string">
            <text:p text:style-name="P134">0</text:p>
          </table:table-cell>
          <table:table-cell table:style-name="Table10.E2" office:value-type="string">
            <text:p text:style-name="P134"><text:span text:style-name="T45">10</text:span>**3 <text:span text:style-name="T61">(kilo)</text:span></text:p>
          </table:table-cell>
        </table:table-row>
        <table:table-row table:style-name="Table10.9">
          <table:table-cell table:style-name="Table10.A2" office:value-type="string">
            <text:p text:style-name="P134">1</text:p>
          </table:table-cell>
          <table:table-cell table:style-name="Table10.A2" office:value-type="string">
            <text:p text:style-name="P134">1</text:p>
          </table:table-cell>
          <table:table-cell table:style-name="Table10.A2" office:value-type="string">
            <text:p text:style-name="P134">1</text:p>
          </table:table-cell>
          <table:table-cell table:style-name="Table10.A2" office:value-type="string">
            <text:p text:style-name="P134">0</text:p>
          </table:table-cell>
          <table:table-cell table:style-name="Table10.E2" office:value-type="string">
            <text:p text:style-name="P134"><text:span text:style-name="T45">10</text:span>**6 <text:span text:style-name="T61">(mega)</text:span></text:p>
          </table:table-cell>
        </table:table-row>
        <table:table-row>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1</text:p>
          </table:table-cell>
          <table:table-cell table:style-name="Table10.E2" office:value-type="string">
            <text:p text:style-name="P135">2**-32 <text:span text:style-name="T61">(2_32nd)</text:span></text:p>
          </table:table-cell>
        </table:table-row>
        <table:table-row>
          <table:table-cell table:style-name="Table10.A2" office:value-type="string">
            <text:p text:style-name="P135">1</text:p>
          </table:table-cell>
          <table:table-cell table:style-name="Table10.A2" office:value-type="string">
            <text:p text:style-name="P135">0</text:p>
          </table:table-cell>
          <table:table-cell table:style-name="Table10.A2" office:value-type="string">
            <text:p text:style-name="P135">0</text:p>
          </table:table-cell>
          <table:table-cell table:style-name="Table10.A2" office:value-type="string">
            <text:p text:style-name="P135">1</text:p>
          </table:table-cell>
          <table:table-cell table:style-name="Table10.E2" office:value-type="string">
            <text:p text:style-name="P135">2**-16 <text:span text:style-name="T61">(2_16th)</text:span></text:p>
          </table:table-cell>
        </table:table-row>
        <table:table-row>
          <table:table-cell table:style-name="Table10.A2" office:value-type="string">
            <text:p text:style-name="P135">0</text:p>
          </table:table-cell>
          <table:table-cell table:style-name="Table10.A2" office:value-type="string">
            <text:p text:style-name="P135">1</text:p>
          </table:table-cell>
          <table:table-cell table:style-name="Table10.A2" office:value-type="string">
            <text:p text:style-name="P135">0</text:p>
          </table:table-cell>
          <table:table-cell table:style-name="Table10.A2" office:value-type="string">
            <text:p text:style-name="P135">1</text:p>
          </table:table-cell>
          <table:table-cell table:style-name="Table10.E2" office:value-type="string">
            <text:p text:style-name="P135">2**-8 <text:span text:style-name="T61">(2_8th)</text:span></text:p>
          </table:table-cell>
        </table:table-row>
        <table:table-row>
          <table:table-cell table:style-name="Table10.A2" office:value-type="string">
            <text:p text:style-name="P135">1</text:p>
          </table:table-cell>
          <table:table-cell table:style-name="Table10.A2" office:value-type="string">
            <text:p text:style-name="P135">1</text:p>
          </table:table-cell>
          <table:table-cell table:style-name="Table10.A2" office:value-type="string">
            <text:p text:style-name="P135">0</text:p>
          </table:table-cell>
          <table:table-cell table:style-name="Table10.A2" office:value-type="string">
            <text:p text:style-name="P135">1</text:p>
          </table:table-cell>
          <table:table-cell table:style-name="Table10.E2" office:value-type="string">
            <text:p text:style-name="P135">2**10 <text:span text:style-name="T61">(kibi)</text:span></text:p>
          </table:table-cell>
        </table:table-row>
        <table:table-row>
          <table:table-cell table:style-name="Table10.A2" office:value-type="string">
            <text:p text:style-name="P136">0</text:p>
          </table:table-cell>
          <table:table-cell table:style-name="Table10.A2" office:value-type="string">
            <text:p text:style-name="P136">0</text:p>
          </table:table-cell>
          <table:table-cell table:style-name="Table10.A2" office:value-type="string">
            <text:p text:style-name="P136">1</text:p>
          </table:table-cell>
          <table:table-cell table:style-name="Table10.A2" office:value-type="string">
            <text:p text:style-name="P136">1</text:p>
          </table:table-cell>
          <table:table-cell table:style-name="Table10.E2" office:value-type="string">
            <text:p text:style-name="P135">2**20 <text:span text:style-name="T61">(mebi)</text:span></text:p>
          </table:table-cell>
        </table:table-row>
        <table:table-row>
          <table:table-cell table:style-name="Table10.A2" office:value-type="string">
            <text:p text:style-name="P137">1</text:p>
          </table:table-cell>
          <table:table-cell table:style-name="Table10.A2" office:value-type="string">
            <text:p text:style-name="P137">0</text:p>
          </table:table-cell>
          <table:table-cell table:style-name="Table10.A2" office:value-type="string">
            <text:p text:style-name="P137">1</text:p>
          </table:table-cell>
          <table:table-cell table:style-name="Table10.A2" office:value-type="string">
            <text:p text:style-name="P137">1</text:p>
          </table:table-cell>
          <table:table-cell table:style-name="Table10.E2" office:value-type="string">
            <text:p text:style-name="P137">2**30 <text:span text:style-name="T61">(gibi)</text:span></text:p>
          </table:table-cell>
        </table:table-row>
        <table:table-row>
          <table:table-cell table:style-name="Table10.A2" office:value-type="string">
            <text:p text:style-name="P161">0</text:p>
          </table:table-cell>
          <table:table-cell table:style-name="Table10.A2" office:value-type="string">
            <text:p text:style-name="P161">1</text:p>
          </table:table-cell>
          <table:table-cell table:style-name="Table10.A2" office:value-type="string">
            <text:p text:style-name="P161">1</text:p>
          </table:table-cell>
          <table:table-cell table:style-name="Table10.A2" office:value-type="string">
            <text:p text:style-name="P161">1</text:p>
          </table:table-cell>
          <table:table-cell table:style-name="Table10.E2" office:value-type="string">
            <text:p text:style-name="P161">10*-2 (centi)</text:p>
          </table:table-cell>
        </table:table-row>
      </table:table>
      <text:p text:style-name="P83">For Blob/Other types this table describes the type of data:</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34">Bit 4</text:p>
          </table:table-cell>
          <table:table-cell table:style-name="Table11.A1" office:value-type="string">
            <text:p text:style-name="P134">Bit 5</text:p>
          </table:table-cell>
          <table:table-cell table:style-name="Table11.A1" office:value-type="string">
            <text:p text:style-name="P134">Bit 6</text:p>
          </table:table-cell>
          <table:table-cell table:style-name="Table11.A1" office:value-type="string">
            <text:p text:style-name="P134">Bit 7(MSB)</text:p>
          </table:table-cell>
          <table:table-cell table:style-name="Table11.E1" office:value-type="string">
            <text:p text:style-name="P134">Multiplier</text:p>
          </table:table-cell>
        </table:table-row>
        <table:table-row>
          <table:table-cell table:style-name="Table11.A2" office:value-type="string">
            <text:p text:style-name="P134">0</text:p>
          </table:table-cell>
          <table:table-cell table:style-name="Table11.A2" office:value-type="string">
            <text:p text:style-name="P134">0</text:p>
          </table:table-cell>
          <table:table-cell table:style-name="Table11.A2" office:value-type="string">
            <text:p text:style-name="P134">0</text:p>
          </table:table-cell>
          <table:table-cell table:style-name="Table11.A2" office:value-type="string">
            <text:p text:style-name="P134">0</text:p>
          </table:table-cell>
          <table:table-cell table:style-name="Table11.E2" office:value-type="string">
            <text:p text:style-name="P133">Null <text:span text:style-name="T59">(null)</text:span></text:p>
          </table:table-cell>
        </table:table-row>
        <table:table-row>
          <table:table-cell table:style-name="Table11.A2" office:value-type="string">
            <text:p text:style-name="P134">1</text:p>
          </table:table-cell>
          <table:table-cell table:style-name="Table11.A2" office:value-type="string">
            <text:p text:style-name="P134">0</text:p>
          </table:table-cell>
          <table:table-cell table:style-name="Table11.A2" office:value-type="string">
            <text:p text:style-name="P134">0</text:p>
          </table:table-cell>
          <table:table-cell table:style-name="Table11.A2" office:value-type="string">
            <text:p text:style-name="P134">0</text:p>
          </table:table-cell>
          <table:table-cell table:style-name="Table11.E2" office:value-type="string">
            <text:p text:style-name="P133">0 Byte Binary False<text:span text:style-name="T59">(false)</text:span></text:p>
          </table:table-cell>
        </table:table-row>
        <table:table-row>
          <table:table-cell table:style-name="Table11.A2" office:value-type="string">
            <text:p text:style-name="P134">0</text:p>
          </table:table-cell>
          <table:table-cell table:style-name="Table11.A2" office:value-type="string">
            <text:p text:style-name="P134">1</text:p>
          </table:table-cell>
          <table:table-cell table:style-name="Table11.A2" office:value-type="string">
            <text:p text:style-name="P134">0</text:p>
          </table:table-cell>
          <table:table-cell table:style-name="Table11.A2" office:value-type="string">
            <text:p text:style-name="P134">0</text:p>
          </table:table-cell>
          <table:table-cell table:style-name="Table11.E2" office:value-type="string">
            <text:p text:style-name="P133">0 Byte Binary True<text:span text:style-name="T59">(true)</text:span></text:p>
          </table:table-cell>
        </table:table-row>
        <table:table-row>
          <table:table-cell table:style-name="Table11.A2" office:value-type="string">
            <text:p text:style-name="P134">1</text:p>
          </table:table-cell>
          <table:table-cell table:style-name="Table11.A2" office:value-type="string">
            <text:p text:style-name="P134">1</text:p>
          </table:table-cell>
          <table:table-cell table:style-name="Table11.A2" office:value-type="string">
            <text:p text:style-name="P134">0</text:p>
          </table:table-cell>
          <table:table-cell table:style-name="Table11.A2" office:value-type="string">
            <text:p text:style-name="P134">0</text:p>
          </table:table-cell>
          <table:table-cell table:style-name="Table11.E2" office:value-type="string">
            <text:p text:style-name="P138">Bit Array<text:span text:style-name="T59">(bits)</text:span></text:p>
          </table:table-cell>
        </table:table-row>
        <table:table-row>
          <table:table-cell table:style-name="Table11.A2" office:value-type="string">
            <text:p text:style-name="P134">0</text:p>
          </table:table-cell>
          <table:table-cell table:style-name="Table11.A2" office:value-type="string">
            <text:p text:style-name="P134">0</text:p>
          </table:table-cell>
          <table:table-cell table:style-name="Table11.A2" office:value-type="string">
            <text:p text:style-name="P134">1</text:p>
          </table:table-cell>
          <table:table-cell table:style-name="Table11.A2" office:value-type="string">
            <text:p text:style-name="P134">0</text:p>
          </table:table-cell>
          <table:table-cell table:style-name="Table11.E2" office:value-type="string">
            <text:p text:style-name="P138">Binary Data<text:span text:style-name="T59">(bin)</text:span></text:p>
          </table:table-cell>
        </table:table-row>
        <table:table-row>
          <table:table-cell table:style-name="Table11.A2" office:value-type="string">
            <text:p text:style-name="P134">1</text:p>
          </table:table-cell>
          <table:table-cell table:style-name="Table11.A2" office:value-type="string">
            <text:p text:style-name="P134">0</text:p>
          </table:table-cell>
          <table:table-cell table:style-name="Table11.A2" office:value-type="string">
            <text:p text:style-name="P134">1</text:p>
          </table:table-cell>
          <table:table-cell table:style-name="Table11.A2" office:value-type="string">
            <text:p text:style-name="P134">0</text:p>
          </table:table-cell>
          <table:table-cell table:style-name="Table11.E2" office:value-type="string">
            <text:p text:style-name="P133">UTF-8 or ASCII <text:span text:style-name="T59">(utf8)</text:span></text:p>
          </table:table-cell>
        </table:table-row>
        <table:table-row>
          <table:table-cell table:style-name="Table11.A2" office:value-type="string">
            <text:p text:style-name="P139">0</text:p>
          </table:table-cell>
          <table:table-cell table:style-name="Table11.A2" office:value-type="string">
            <text:p text:style-name="P139">1</text:p>
          </table:table-cell>
          <table:table-cell table:style-name="Table11.A2" office:value-type="string">
            <text:p text:style-name="P139">1</text:p>
          </table:table-cell>
          <table:table-cell table:style-name="Table11.A2" office:value-type="string">
            <text:p text:style-name="P139">0</text:p>
          </table:table-cell>
          <table:table-cell table:style-name="Table11.E2" office:value-type="string">
            <text:p text:style-name="P139">UUID<text:span text:style-name="T59">(uuid)</text:span></text:p>
          </table:table-cell>
        </table:table-row>
        <table:table-row>
          <table:table-cell table:style-name="Table11.A2" office:value-type="string">
            <text:p text:style-name="P139">1</text:p>
          </table:table-cell>
          <table:table-cell table:style-name="Table11.A2" office:value-type="string">
            <text:p text:style-name="P139">1</text:p>
          </table:table-cell>
          <table:table-cell table:style-name="Table11.A2" office:value-type="string">
            <text:p text:style-name="P139">1</text:p>
          </table:table-cell>
          <table:table-cell table:style-name="Table11.A2" office:value-type="string">
            <text:p text:style-name="P139">0</text:p>
          </table:table-cell>
          <table:table-cell table:style-name="Table11.E2" office:value-type="string">
            <text:p text:style-name="P139">Little Endian Unsigned<text:span text:style-name="T59">(u)</text:span></text:p>
          </table:table-cell>
        </table:table-row>
        <table:table-row>
          <table:table-cell table:style-name="Table11.A2" office:value-type="string">
            <text:p text:style-name="P139">0</text:p>
          </table:table-cell>
          <table:table-cell table:style-name="Table11.A2" office:value-type="string">
            <text:p text:style-name="P139">0</text:p>
          </table:table-cell>
          <table:table-cell table:style-name="Table11.A2" office:value-type="string">
            <text:p text:style-name="P139">0</text:p>
          </table:table-cell>
          <table:table-cell table:style-name="Table11.A2" office:value-type="string">
            <text:p text:style-name="P139">1</text:p>
          </table:table-cell>
          <table:table-cell table:style-name="Table11.E2" office:value-type="string">
            <text:p text:style-name="P139">Little Endian Signed<text:span text:style-name="T59">(i)</text:span></text:p>
          </table:table-cell>
        </table:table-row>
        <table:table-row>
          <table:table-cell table:style-name="Table11.A2" office:value-type="string">
            <text:p text:style-name="P140">1</text:p>
          </table:table-cell>
          <table:table-cell table:style-name="Table11.A2" office:value-type="string">
            <text:p text:style-name="P140">0</text:p>
          </table:table-cell>
          <table:table-cell table:style-name="Table11.A2" office:value-type="string">
            <text:p text:style-name="P140">0</text:p>
          </table:table-cell>
          <table:table-cell table:style-name="Table11.A2" office:value-type="string">
            <text:p text:style-name="P140">1</text:p>
          </table:table-cell>
          <table:table-cell table:style-name="Table11.E2" office:value-type="string">
            <text:p text:style-name="P140">IEEE Little Endian Float<text:span text:style-name="T59">(f)</text:span></text:p>
          </table:table-cell>
        </table:table-row>
      </table:table>
      <text:h text:style-name="P143" text:outline-level="2"><text:soft-page-break/>Introduction</text:h>
      <text:p text:style-name="P88">This document d<text:span text:style-name="T23">efines a a channel to be used for simple IO, Control, and configuration tasks.</text:span></text:p>
      <text:h text:style-name="P70" text:outline-level="2">The IO Channel</text:h>
      <text:p text:style-name="P44">This channel is <text:span text:style-name="T39">R</text:span>ese<text:span text:style-name="T39">r</text:span>ved for simple IO tasks. Messages on this channel must begin with the two-byte Nick ID of the sender, followed by a <text:span text:style-name="T46">series</text:span> of <text:span text:style-name="T5">events</text:span>, where each message is comprised of a 4 byte header and n data bytes, <text:span text:style-name="T46">with the length of each event determined by a WBTV15 Data Format Byte.</text:span></text:p>
      <text:p text:style-name="P44"/>
      <text:p text:style-name="P114"><text:span text:style-name="T39">Events</text:span> can either be<text:span text:style-name="T2"> broadcast</text:span> or <text:span text:style-name="T4">targeted</text:span>. A message is targeted if it comes after a Select Node <text:span text:style-name="T46">in the same message</text:span>, otherwise it is broadcast. </text:p>
      <text:p text:style-name="P114"/>
      <text:p text:style-name="P113">Events have a class and type allowing for device compatibility via predefined event types. </text:p>
      <text:p text:style-name="P114"/>
      <text:p text:style-name="P115">Events have a port number which is used to disambiguate events. A device might emit an event representing a temperature measurement and use the port to represent a zone. Ports should be considered equivalent to objects or sub-devices. <text:span text:style-name="T49">Port 0 represents the device itself as a whole.</text:span></text:p>
      <text:p text:style-name="P97"/>
      <text:p text:style-name="P96">Broadcast <text:span text:style-name="T48">events</text:span> should be considered as originating FROM a port, whereas targeted messages should be considered as going TO a specific port. </text:p>
      <text:h text:style-name="P70" text:outline-level="2"><text:span text:style-name="T39">Event</text:span> Format</text:h>
      <text:h text:style-name="P104" text:outline-level="3">Byte <text:span text:style-name="T46">1</text:span></text:h>
      <text:p text:style-name="P116">Byte 2 is the message class of the message</text:p>
      <text:h text:style-name="P104" text:outline-level="3">Byte <text:span text:style-name="T46">2</text:span></text:h>
      <text:p text:style-name="P44">Byte 3 is the message type of the message</text:p>
      <text:h text:style-name="P104" text:outline-level="3">Byte <text:span text:style-name="T46">3</text:span></text:h>
      <text:p text:style-name="P44">Byte 4 is the port identifier of the message</text:p>
      <text:h text:style-name="P104" text:outline-level="3">Byte <text:span text:style-name="T46">4</text:span></text:h>
      <text:p text:style-name="P44">Byte 1 is a WBTV<text:span text:style-name="T46">14</text:span> Data Format byte describing the data field of the message. <text:span text:style-name="T50">Devices are not required to support all number formats, however 16 and 32 bit signed whole numbers, thousandths, and millionths should be considered a baseline.</text:span></text:p>
      <text:h text:style-name="P71" text:outline-level="2"><text:span text:style-name="T47">E</text:span>vent Classes</text:h>
      <text:p text:style-name="P98">Event types should be written &lt;class&gt;:&lt;type&gt; and when representing as a 16 bit integer, the class should be the MSB.</text:p>
      <text:p text:style-name="P98"/>
      <text:p text:style-name="P98">Class 0 events are reserved for basic configuration functions, <text:span text:style-name="T43">class 255 events are reserved for device-specific events</text:span><text:span text:style-name="T46">, </text:span>all other classes are just reserved.</text:p>
      <text:p text:style-name="P99">Devices are not required to implement any events outside of Select and Deselect.</text:p>
      <text:h text:style-name="P71" text:outline-level="2">Class 0: Protocol/<text:span text:style-name="T46">Basic</text:span></text:h>
      <text:h text:style-name="P105" text:outline-level="3">Type 0:0: Deselect</text:h>
      <text:p text:style-name="P98">Data must be a 0 byte blob. Causes following events in the block to be interpreted as broadcast. Normally not used as broadcast is the default.</text:p>
      <text:h text:style-name="P105" text:outline-level="3">Type 0:1 Select</text:h>
      <text:p text:style-name="P113">Data must be a 2 byte unsigned integer. Causes following events to be interpreted as targeted to the node with that Nick ID.</text:p>
      <text:h text:style-name="P105" text:outline-level="3">Type 0:<text:span text:style-name="T46">2</text:span> <text:span text:style-name="T46">Poll</text:span></text:h>
      <text:p text:style-name="P117">Data may be arbitrary or 0-byte None. Requests that the receiving device transmit data associated with the receiving port, for instance a measurement. Ports that are normally outputs should echo back their status.</text:p>
      <text:h text:style-name="P106" text:outline-level="3">Type 0:3 Set <text:span text:style-name="T52">Auto-ACK</text:span></text:h>
      <text:p text:style-name="P47"><text:span text:style-name="T52">D</text:span>ata must be 0 byte true or 0 byte false. Enables or disables acknowledgement or readback on messages relevant to the targeted port.</text:p>
      <text:p text:style-name="P45"/>
      <text:h text:style-name="P106" text:outline-level="3">Type 0:4 <text:span text:style-name="T52">Set Autosend Interval</text:span></text:h>
      <text:p text:style-name="P47"><text:span text:style-name="T52">D</text:span>ata must be 2 byte unsigned integer in centiseconds. Configures the device to send messages relevant to the given port at a specific rate.</text:p>
      <text:p text:style-name="P45"/>
      <text:h text:style-name="P106" text:outline-level="3">Type 0:5 <text:span text:style-name="T52">Save State</text:span></text:h>
      <text:p text:style-name="P47">Save whatever portion of device state associated with the targeted port is savable as the new default.</text:p>
      <text:p text:style-name="P122"/>
      <text:h text:style-name="P72" text:outline-level="2">Introduction</text:h>
      <text:p text:style-name="P48">Class 1 IO Events(see WBTV15) are defined as general purpose events. This document also defines additional class 0 events.</text:p>
      <text:p text:style-name="P48"/>
      <text:p text:style-name="P48">Class 2 events are for “Typed Datums” such as speed measurements or settings, temperature, etc.</text:p>
      <text:p text:style-name="P48"/>
      <text:p text:style-name="P48">Keep in mind that in general, the STAGE protocol should be used instead for controlling lights and most servo control applications.</text:p>
      <text:p text:style-name="P149"/>
      <text:p text:style-name="P149">This document spans multiple pages, unlike most other WBTV documents.</text:p>
      <text:p text:style-name="P48"/>
      <text:h text:style-name="P72" text:outline-level="2">Class 0 Events</text:h>
      <text:h text:style-name="P107" text:outline-level="3">0:6 Node ID</text:h>
      <text:p text:style-name="P48">Used to set or indicate a node ID such as when a device can be configured to listen or send to another specific node. Should be acknowledged by echoing back the 0:6 message. Should generally not be saved in flash unless 0:5 save state sent.</text:p>
      <text:p text:style-name="P48"/>
      <text:p text:style-name="P48">Data must be 3 byte blob, where the first two are the u8 node number and the third is the port</text:p>
      <text:h text:style-name="P107" text:outline-level="3">0:7 Node and Port</text:h>
      <text:p text:style-name="P48">Used to set or indicate a node and port, such as when a device can be configured to listen or send to another specific node. Should be acknowledged by echoing back the 0:6 message. Should generally not be saved in flash unless 0:5 save state sent. Data must be 2 byte u16 indicating the node Nick ID.</text:p>
      <text:p text:style-name="P48"/>
      <text:h text:style-name="P159" text:outline-level="3">0:8 Error</text:h>
      <text:p text:style-name="P152">Must be blob where the first two bytes are a u16 error code and the remainder is free text. Should be sent in response to an internal error condition or to an incorrect targeted message sent to the device. Error codes below 2^12 are reserved, with 0 indicating a generic error.</text:p>
      <text:p text:style-name="P152"/>
      <text:p text:style-name="P152">May also be sent in response to SCAN messages.</text:p>
      <text:p text:style-name="P48"/>
      <text:p text:style-name="P48"/>
      <text:h text:style-name="P72" text:outline-level="2">Class 1 Events</text:h>
      <text:h text:style-name="P107" text:outline-level="3">1:<text:span text:style-name="T56">32 Key Down</text:span></text:h>
      <text:p text:style-name="P50">Indicates any sort of button pressed. Data must be integer representing a key. Codes lower than 2**16 are reserved. Codes shorter than 48 bits are device specific. 48 and 64 bit codes should be EUI-48 or 64s, respectively. 72 and longer should be an EUI plus a number, and 128 should be a UUID.</text:p>
      <text:p text:style-name="P50"/>
      <text:h text:style-name="P108" text:outline-level="3"><text:span text:style-name="T58">1</text:span>:3<text:span text:style-name="T58">2</text:span> Key Up</text:h>
      <text:p text:style-name="P51">Same semantics as key down but indicates key up instead.</text:p>
      <text:h text:style-name="P108" text:outline-level="3"><text:span text:style-name="T58">1</text:span>:33 Mouse Move</text:h>
      <text:p text:style-name="P51">Must be a 6 byte blob containing 2 signed 16 bit integers representing X and Y counts since last update, followed by one byte indicating button status, where 0 is up and 1 is down, and the first 3 LSBs are left, middle, and right, and the rest are mouse specific. The last byte is a signed 8 bit scroll encoder counts since last movement.</text:p>
      <text:h text:style-name="P108" text:outline-level="3">1:34 Short Text Message</text:h>
      <text:p text:style-name="P51">Data must be UTF8. Indicates a short message to be displayed on a small screen <text:span text:style-name="T57">or notification bar. When <text:s/>sent directly to a device, indicates the device should display it. When broadcast, indicates that certain devices may display it along with the sender's node ID.</text:span></text:p>
      <text:p text:style-name="P51"/>
      <text:h text:style-name="P108" text:outline-level="3">1:35 Unsecured Identity</text:h>
      <text:p text:style-name="P51">Used to indicate the detection of a simple identity token such as an RFID tag. Data must be a blob where the first data byte indicates identity type and the rest is the identifier. 0=Generic, 1=EM4100, 192+ device specific meaning.</text:p>
      <text:h text:style-name="P159" text:outline-level="3">1:36 Gamepad 1 <text:span text:style-name="T59">Update</text:span></text:h>
      <text:p text:style-name="P152">Must be blob with the following format: (i8 analog1 x, i8 analog1 y, i8 analog2 x, i8 analog2 y, u8 triggerL, u8 triggerR, bits16 buttons) <text:span text:style-name="T59">Button Bits(1=pressed): Left(LSB), <text:s/>Right, Up, Down, Stick1, Stick2, L1, L2, A, B, X, Y, Start, Back, 1, 2</text:span></text:p>
      <text:h text:style-name="P72" text:outline-level="2"><text:soft-page-break/>Class 2 Events</text:h>
      <text:p text:style-name="P48">The data on these events may be any numeric type, although integers with a multiplier of 0.001 are preferred, <text:span text:style-name="T55">except the kilogram, where a multiplier of 10**-6 is preferred.</text:span> For brevity, event types are listed as number: name as unit</text:p>
      <text:p text:style-name="P48"/>
      <text:p text:style-name="P48">2:0 <text:span text:style-name="T55">Length in Meters</text:span></text:p>
      <text:p text:style-name="P48">2:1 <text:span text:style-name="T55">Mass in Kg</text:span></text:p>
      <text:p text:style-name="P49">2:2 Time interval in seconds</text:p>
      <text:p text:style-name="P49">2:3 Current in amperes</text:p>
      <text:p text:style-name="P49">2:4 Temperature in Celcius</text:p>
      <text:p text:style-name="P49">2:5 Amount of substance in mol</text:p>
      <text:p text:style-name="P49">2:6 Luminous Intensity in candela</text:p>
      <text:p text:style-name="P49">2:7 Plane angle, radian</text:p>
      <text:p text:style-name="P49">2:8 Solid angle, steradian</text:p>
      <text:p text:style-name="P49">2:9 Angle, degree</text:p>
      <text:p text:style-name="P49">2:10 Frequency, <text:s text:c="2"/>Hertz</text:p>
      <text:p text:style-name="P49">2:11 Power, Watt</text:p>
      <text:p text:style-name="P49">2:12 Charge, Columb</text:p>
      <text:p text:style-name="P49">2:13 Potential, Volt</text:p>
      <text:p text:style-name="P49">2:14 Capacitance, Farad</text:p>
      <text:p text:style-name="P49">2:15 Resistance, Ohm</text:p>
      <text:p text:style-name="P49">2:16 Flux, Weber</text:p>
      <text:p text:style-name="P49">2:17 Flux Density, Tesla</text:p>
      <text:p text:style-name="P49">2:18 Inductance, Henry</text:p>
      <text:p text:style-name="P49">2:19 Luminous Flux, lumen</text:p>
      <text:p text:style-name="P49">2:20 illuminance, lux </text:p>
      <text:p text:style-name="P151">2:21 Area, square meter</text:p>
      <text:p text:style-name="P151">2:22 Volume, cubic meter</text:p>
      <text:p text:style-name="P151">2:23 Sound Intensity, db</text:p>
      <text:p text:style-name="P151">2:24 Sound Pressure, pa</text:p>
      <text:p text:style-name="P151">2:25 Speed, m/S</text:p>
      <text:p text:style-name="P151">2:26 Acceleration, m/S/S</text:p>
      <text:p text:style-name="P151">2:27 Torque, Newton/Meter</text:p>
      <text:p text:style-name="P151">2:28 Relative Humidity, 0 to 1</text:p>
      <text:p text:style-name="P151">2:29 Refractive Index, unitless</text:p>
      <text:p text:style-name="P151">2:30 Luminance, nit</text:p>
      <text:p text:style-name="P151">2:31 Flow, Liters/second</text:p>
      <text:p text:style-name="P151">2:32 Electrical Resistance per volume, Ohm/Meter</text:p>
      <text:p text:style-name="P152">2:33 Density, kg/m3</text:p>
      <text:p text:style-name="P151">2:3<text:span text:style-name="T58">4 </text:span>Electrical Permitivitt, unitls</text:p>
      <text:p text:style-name="P154"/>
      <text:p text:style-name="P151"/>
      <text:p text:style-name="P151"/>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fo:font-family="'Linux Libertine'" style:font-style-name="Regular" style:font-pitch="variable" fo:font-size="11pt"/>
    </style:style>
    <style:style style:name="Heading" style:family="paragraph" style:parent-style-name="Standard" style:next-style-name="Text_20_body" style:class="text" style:master-page-name="">
      <style:paragraph-properties fo:margin-top="0.1665in" fo:margin-bottom="0.0835in" style:contextual-spacing="false" fo:text-align="start" style:justify-single-word="false" style:page-number="auto" fo:keep-with-next="always"/>
      <style:text-properties style:font-name="Quivira" fo:font-family="Quivira"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0201in" fo:margin-right="0.0098in" fo:margin-top="0in" fo:margin-bottom="0in" style:contextual-spacing="false" fo:text-indent="0in" style:auto-text-indent="false" style:page-number="auto" fo:keep-with-next="auto"/>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in" fo:margin-bottom="0in" style:contextual-spacing="false" fo:text-align="center" style:justify-single-word="false" style:page-number="auto"/>
      <style:text-properties style:font-name="Quivira1" fo:font-family="Quivira" style:font-style-name="Bold" style:font-family-generic="roman" style:font-pitch="variable" fo:font-size="24pt" fo:font-weight="normal"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fo:text-align="center" style:justify-single-word="false" style:shadow="none">
        <style:tab-stops/>
      </style:paragraph-properties>
      <style:text-properties style:font-name="Quivira1" fo:font-family="Quivira" style:font-style-name="Bold" style:font-family-generic="roman" style:font-pitch="variable" fo:font-size="20pt" fo:font-weight="normal"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contextual-spacing="false" style:page-number="auto" fo:background-color="#c0c0c0" fo:padding="0.0201in" fo:border="0.06pt solid #000000" style:shadow="none" style:join-border="false">
        <style:background-image/>
      </style:paragraph-properties>
      <style:text-properties style:font-name="Quivira1" fo:font-family="Quivira" style:font-style-name="Bold" style:font-family-generic="roman" style:font-pitch="variable" fo:font-size="14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style:contextual-spacing="false" fo:background-color="#e6e6e6" fo:padding="0.0201in" fo:border="0.06pt solid #000000" style:shadow="none" style:join-border="false">
        <style:background-image/>
      </style:paragraph-properties>
      <style:text-properties style:font-name="Quivira1" fo:font-family="Quivira" style:font-style-name="Bold" style:font-family-generic="roman" style:font-pitch="variable" fo:font-size="12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style:contextual-spacing="false" fo:padding="0.0201in" fo:border="0.06pt solid #000000" style:shadow="non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Nontechnical" style:family="paragraph" style:parent-style-name="Text_20_body" style:class="text">
      <style:paragraph-properties fo:margin-left="0in" fo:margin-right="0in" fo:margin-top="0in" fo:margin-bottom="0in" style:contextual-spacing="false"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family="'Linux Libertine Mono'" style:font-style-name="Mono" style:font-pitch="variable" fo:font-size="11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 style:family="paragraph" style:parent-style-name="Text_20_body">
      <style:text-properties style:font-name="Linux Libertine Mono" fo:font-family="'Linux Libertine Mono'" style:font-style-name="Mono" style:font-pitch="variable" fo:font-size="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svg:width="3.3626in" fo:min-width="100%" fo:min-height="0.1402in" text:anchor-type="paragraph" svg:x="0in" svg:y="0in" fo:margin-left="0.0791in" fo:margin-right="0.0791in" fo:margin-top="0.0791in" fo:margin-bottom="0.0791in" style:wrap="parallel" style:number-wrapped-paragraphs="no-limit" style:wrap-contour="false" style:vertical-pos="top" style:vertical-rel="paragraph" style:horizontal-pos="left" style:horizontal-rel="paragraph-start-margin" fo:padding="0.0591in" fo:border="0.06pt solid #000000"/>
    </style:style>
    <style:style style:name="acrosstop" style:family="graphic">
      <style:graphic-properties svg:width="6.9252in" style:rel-width="100%" fo:min-height="0.620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draw:fill="solid" style:shadow="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2:15:53</meta:creation-date>
    <meta:editing-cycles>54</meta:editing-cycles>
    <meta:editing-duration>P4DT15H12M32S</meta:editing-duration>
    <dc:title>WBTV Version 1 Protocol Specification</dc:title>
    <meta:generator>LibreOffice/4.1.3.2$Linux_X86_64 LibreOffice_project/410m0$Build-2</meta:generator>
    <dc:subject>Protocol Spec</dc:subject>
    <dc:date>2015-01-15T02:34:41.156779008</dc:date>
    <dc:creator>Daniel Black</dc:creator>
    <meta:document-statistic meta:table-count="11" meta:image-count="0" meta:object-count="0" meta:page-count="17" meta:paragraph-count="714" meta:word-count="6912" meta:character-count="39517" meta:non-whitespace-character-count="33237"/>
    <meta:user-defined meta:name="Info 1"/>
    <meta:user-defined meta:name="Info 2"/>
    <meta:user-defined meta:name="Info 3"/>
    <meta:user-defined meta:name="Info 4"/>
  </office:meta>
</office:document-meta>
</file>